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F0000013F2D8D56748327CBA1.png" manifest:media-type="image/png"/>
  <manifest:file-entry manifest:full-path="Pictures/1000020100000062000000504ED2FEB56C7C3C50.png" manifest:media-type="image/png"/>
  <manifest:file-entry manifest:full-path="Pictures/100002010000014100000140B969438BA1CB2969.png" manifest:media-type="image/png"/>
  <manifest:file-entry manifest:full-path="Pictures/1000020100000232000001CA812D0E7FC9B808B7.png" manifest:media-type="image/png"/>
  <manifest:file-entry manifest:full-path="Pictures/10000201000002C0000002C017DB2EB250BA4F8B.png" manifest:media-type="image/png"/>
  <manifest:file-entry manifest:full-path="Pictures/1000020100000232000001163357168C0280C6CD.png" manifest:media-type="image/png"/>
  <manifest:file-entry manifest:full-path="Pictures/10000201000002C0000002C060A59026E1051C31.png" manifest:media-type="image/png"/>
  <manifest:file-entry manifest:full-path="Pictures/10000201000000F100000077C15C9C6301B6D2DD.png" manifest:media-type="image/png"/>
  <manifest:file-entry manifest:full-path="Pictures/1000020100000232000001CAB6D73823A7FA2951.png" manifest:media-type="image/png"/>
  <manifest:file-entry manifest:full-path="Pictures/2000000800001B4C00001B4C173F2CCF25D42FC8.svm" manifest:media-type=""/>
  <manifest:file-entry manifest:full-path="Pictures/20000008000014670000146798830C7116C1A8CE.svm" manifest:media-type=""/>
  <manifest:file-entry manifest:full-path="Pictures/100002010000014D0000010F0682D5AF8E05BCDE.png" manifest:media-type="image/png"/>
  <manifest:file-entry manifest:full-path="Pictures/200000080000146700001467AD6B9C530B56A67F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2" svg:font-family="Calibri" style:font-adornments="Gr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alibri3" svg:font-family="Calibri" style:font-adornments="Gras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odeleImpress-title">
      <style:graphic-properties draw:auto-grow-height="true" fo:min-height="5cm"/>
    </style:style>
    <style:style style:name="pr2" style:family="presentation" style:parent-style-name="modeleImpress-notes">
      <style:graphic-properties draw:fill-color="#ffffff" draw:auto-grow-height="true" fo:min-height="13.364cm"/>
    </style:style>
    <style:style style:name="pr3" style:family="presentation" style:parent-style-name="modeleImpress1-title">
      <style:graphic-properties draw:auto-grow-height="true" fo:min-height="3.506cm"/>
    </style:style>
    <style:style style:name="pr4" style:family="presentation" style:parent-style-name="modeleImpress1-notes">
      <style:graphic-properties draw:fill-color="#ffffff" draw:auto-grow-height="true" fo:min-height="13.364cm"/>
    </style:style>
    <style:style style:name="pr5" style:family="presentation" style:parent-style-name="modeleImpress2-title">
      <style:graphic-properties draw:auto-grow-height="true" fo:min-height="3.506cm"/>
    </style:style>
    <style:style style:name="pr6" style:family="presentation" style:parent-style-name="modeleImpress2-notes">
      <style:graphic-properties draw:fill-color="#ffffff" draw:auto-grow-height="true" fo:min-height="13.364cm"/>
    </style:style>
    <style:style style:name="pr7" style:family="presentation" style:parent-style-name="modeleImpress3-title">
      <style:graphic-properties draw:auto-grow-height="true" fo:min-height="3.51cm"/>
    </style:style>
    <style:style style:name="pr8" style:family="presentation" style:parent-style-name="modeleImpress3-notes">
      <style:graphic-properties draw:fill-color="#ffffff" draw:auto-grow-height="true" fo:min-height="13.364cm"/>
    </style:style>
    <style:style style:name="pr9" style:family="presentation" style:parent-style-name="modeleImpress6-title">
      <style:graphic-properties draw:auto-grow-height="true" fo:min-height="3.5cm"/>
    </style:style>
    <style:style style:name="pr10" style:family="presentation" style:parent-style-name="modeleImpress6-notes">
      <style:graphic-properties draw:fill-color="#ffffff" fo:min-height="13.364cm"/>
    </style:style>
    <style:style style:name="pr11" style:family="presentation" style:parent-style-name="modeleImpress5-title">
      <style:graphic-properties draw:auto-grow-height="true" fo:min-height="3.5cm"/>
    </style:style>
    <style:style style:name="pr12" style:family="presentation" style:parent-style-name="modeleImpress5-notes">
      <style:graphic-properties draw:fill-color="#ffffff" draw:auto-grow-height="true" fo:min-height="13.364cm"/>
    </style:style>
    <style:style style:name="pr13" style:family="presentation" style:parent-style-name="modeleImpress7-title">
      <style:graphic-properties draw:auto-grow-height="true" fo:min-height="3.5cm"/>
    </style:style>
    <style:style style:name="pr14" style:family="presentation" style:parent-style-name="modeleImpress7-notes">
      <style:graphic-properties draw:fill-color="#ffffff" draw:auto-grow-height="true" fo:min-height="13.364cm"/>
    </style:style>
    <style:style style:name="pr15" style:family="presentation" style:parent-style-name="modeleImpress8-title">
      <style:graphic-properties draw:auto-grow-height="true" fo:min-height="3.5cm"/>
    </style:style>
    <style:style style:name="pr16" style:family="presentation" style:parent-style-name="modeleImpress8-notes">
      <style:graphic-properties draw:fill-color="#ffffff" draw:auto-grow-height="true" fo:min-height="13.364cm"/>
    </style:style>
    <style:style style:name="pr17" style:family="presentation" style:parent-style-name="modeleImpress4-title">
      <style:graphic-properties draw:auto-grow-height="true" fo:min-height="3.506cm"/>
    </style:style>
    <style:style style:name="pr18" style:family="presentation" style:parent-style-name="modeleImpress4-outline1">
      <style:graphic-properties fo:min-height="11.443cm"/>
    </style:style>
    <style:style style:name="pr19" style:family="presentation" style:parent-style-name="modeleImpress4-notes">
      <style:graphic-properties draw:fill-color="#ffffff" draw:auto-grow-height="true" fo:min-height="13.364cm"/>
    </style:style>
    <style:style style:name="P1" style:family="paragraph">
      <style:text-properties fo:color="#58585a"/>
    </style:style>
    <style:style style:name="T1" style:family="text">
      <style:text-properties fo:color="#58585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e7501e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e7501e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e7501e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e7501e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e7501e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e7501e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e7501e" fo:font-size="10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7501e" fo:font-size="10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7501e" fo:font-size="10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7501e" fo:font-size="100%"/>
      </text:list-level-style-bullet>
    </text:list-style>
  </office:automatic-styles>
  <office:body>
    <office:presentation>
      <draw:page draw:name="page1" draw:style-name="dp1" draw:master-page-name="modeleImpress" presentation:presentation-page-layout-name="AL1T19">
        <office:forms form:automatic-focus="false" form:apply-design-mode="false"/>
        <draw:frame presentation:style-name="pr1" draw:layer="layout" svg:width="14.6cm" svg:height="5cm" svg:x="12cm" svg:y="10.7cm" presentation:class="title">
          <draw:text-box>
            <text:p>Titre Prés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odeleImpress1" presentation:presentation-page-layout-name="AL1T19">
        <office:forms form:automatic-focus="false" form:apply-design-mode="false"/>
        <draw:frame presentation:style-name="pr3" draw:layer="layout" svg:width="11.6cm" svg:height="3.506cm" svg:x="12.4cm" svg:y="9.994cm" presentation:class="title">
          <draw:text-box>
            <text:p>Titre Prés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odeleImpress2" presentation:presentation-page-layout-name="AL1T19">
        <office:forms form:automatic-focus="false" form:apply-design-mode="false"/>
        <draw:frame presentation:style-name="pr5" draw:layer="layout" svg:width="15.8cm" svg:height="3.506cm" svg:x="10.9cm" svg:y="10.3cm" presentation:class="title">
          <draw:text-box>
            <text:p>Titre Prés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odeleImpress3" presentation:presentation-page-layout-name="AL1T19">
        <office:forms form:automatic-focus="false" form:apply-design-mode="false"/>
        <draw:frame presentation:style-name="pr7" draw:text-style-name="P1" draw:layer="layout" svg:width="15.8cm" svg:height="3.51cm" svg:x="10.9cm" svg:y="10.3cm" presentation:class="title">
          <draw:text-box>
            <text:p><text:span text:style-name="T1">Titre Présent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odeleImpress6" presentation:presentation-page-layout-name="AL1T19">
        <office:forms form:automatic-focus="false" form:apply-design-mode="false"/>
        <draw:frame presentation:style-name="pr9" draw:layer="layout" svg:width="11.5cm" svg:height="3.5cm" svg:x="16cm" svg:y="14cm" presentation:class="title">
          <draw:text-box>
            <text:p>Titre Présentation</text:p>
          </draw:text-box>
        </draw:frame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odeleImpress5" presentation:presentation-page-layout-name="AL1T19">
        <office:forms form:automatic-focus="false" form:apply-design-mode="false"/>
        <draw:frame presentation:style-name="pr11" draw:layer="layout" svg:width="11.5cm" svg:height="3.5cm" svg:x="16cm" svg:y="14cm" presentation:class="title">
          <draw:text-box>
            <text:p>Titre Prés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odeleImpress7" presentation:presentation-page-layout-name="AL1T19">
        <office:forms form:automatic-focus="false" form:apply-design-mode="false"/>
        <draw:frame presentation:style-name="pr13" draw:layer="layout" svg:width="11.5cm" svg:height="3.5cm" svg:x="16cm" svg:y="14cm" presentation:class="title">
          <draw:text-box>
            <text:p>Titre Prés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odeleImpress8" presentation:presentation-page-layout-name="AL1T19">
        <office:forms form:automatic-focus="false" form:apply-design-mode="false"/>
        <draw:frame presentation:style-name="pr15" draw:layer="layout" svg:width="11.5cm" svg:height="3.5cm" svg:x="16cm" svg:y="14cm" presentation:class="title">
          <draw:text-box>
            <text:p>Titre Prés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odeleImpress4" presentation:presentation-page-layout-name="AL2T1">
        <office:forms form:automatic-focus="false" form:apply-design-mode="false"/>
        <draw:frame presentation:style-name="pr17" draw:layer="layout" svg:width="24.2cm" svg:height="3.506cm" svg:x="2cm" svg:y="2.194cm" presentation:class="title">
          <draw:text-box>
            <text:p>Modèle Impress</text:p>
          </draw:text-box>
        </draw:frame>
        <draw:frame presentation:style-name="pr18" draw:layer="layout" svg:width="25.199cm" svg:height="11.693cm" svg:x="1.601cm" svg:y="6.6cm" presentation:class="outline">
          <draw:text-box>
            <text:list text:style-name="L2">
              <text:list-item>
                <text:p>Modèle Présentation réalisé avec :</text:p>
                <text:list>
                  <text:list-item>
                    <text:p>Impress LibreOffice </text:p>
                    <text:list>
                      <text:list-item>
                        <text:p>Version: 5.0.5.2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2" svg:font-family="Calibri" style:font-adornments="Gr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alibri3" svg:font-family="Calibri" style:font-adornments="Gras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odeleImpress-background" style:family="presentation">
      <style:graphic-properties draw:stroke="none" draw:fill="none"/>
      <style:text-properties style:letter-kerning="true"/>
    </style:style>
    <style:style style:name="modele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Impre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Impress-outline1" style:family="presentation">
      <style:graphic-properties draw:stroke="none" draw:fill="none" draw:auto-grow-height="false" draw:fit-to-size="shrink-to-fit">
        <text:list-style style:name="modeleImpress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b2b2b2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fo:color="#b2b2b2" fo:font-size="7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b2b2b2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b2b2b2" fo:font-size="7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b2b2b2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b2b2b2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b2b2b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b2b2b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b2b2b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b2b2b2" fo:font-size="45%"/>
          </text:list-level-style-bullet>
        </text:list-style>
      </style:graphic-properties>
      <style:paragraph-properties fo:margin-left="0cm" fo:margin-right="0cm" fo:margin-top="0.498cm" fo:margin-bottom="0cm" fo:text-align="start" fo:text-indent="0cm"/>
      <style:text-properties fo:font-variant="normal" fo:text-transform="none" fo:color="#999999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modeleImpress-outline2" style:family="presentation" style:parent-style-name="modeleImpress-outline1">
      <style:paragraph-properties fo:margin-left="0cm" fo:margin-right="0cm" fo:margin-top="0.397cm" fo:margin-bottom="0cm" fo:text-align="start" fo:text-indent="0cm"/>
      <style:text-properties style:font-size-asian="16pt" style:font-size-complex="16pt"/>
    </style:style>
    <style:style style:name="modeleImpress-outline3" style:family="presentation" style:parent-style-name="modeleImpress-outline2">
      <style:paragraph-properties fo:margin-left="0cm" fo:margin-right="0cm" fo:margin-top="0.297cm" fo:margin-bottom="0cm" fo:text-align="start" fo:text-indent="0cm"/>
      <style:text-properties style:font-size-asian="16pt" style:font-size-complex="16pt"/>
    </style:style>
    <style:style style:name="modeleImpress-outline4" style:family="presentation" style:parent-style-name="modeleImpress-outline3">
      <style:paragraph-properties fo:margin-left="0cm" fo:margin-right="0cm" fo:margin-top="0.196cm" fo:margin-bottom="0cm" fo:text-align="start" fo:text-indent="0cm"/>
      <style:text-properties style:font-size-asian="16pt" style:font-size-complex="16pt"/>
    </style:style>
    <style:style style:name="modeleImpress-outline5" style:family="presentation" style:parent-style-name="modeleImpress-outline4">
      <style:paragraph-properties fo:margin-left="0cm" fo:margin-right="0cm" fo:margin-top="0.097cm" fo:margin-bottom="0cm" fo:text-align="start" fo:text-indent="0cm"/>
      <style:text-properties style:font-size-asian="16pt" style:font-size-complex="16pt"/>
    </style:style>
    <style:style style:name="modeleImpress-outline6" style:family="presentation" style:parent-style-name="modeleImpress-outline5">
      <style:paragraph-properties fo:margin-left="0cm" fo:margin-right="0cm" fo:margin-top="0.097cm" fo:margin-bottom="0cm" fo:text-align="start" fo:text-indent="0cm"/>
      <style:text-properties style:font-size-asian="16pt" style:font-size-complex="16pt"/>
    </style:style>
    <style:style style:name="modeleImpress-outline7" style:family="presentation" style:parent-style-name="modeleImpress-outline6">
      <style:paragraph-properties fo:margin-left="0cm" fo:margin-right="0cm" fo:margin-top="0.097cm" fo:margin-bottom="0cm" fo:text-align="start" fo:text-indent="0cm"/>
      <style:text-properties style:font-size-asian="16pt" style:font-size-complex="16pt"/>
    </style:style>
    <style:style style:name="modeleImpress-outline8" style:family="presentation" style:parent-style-name="modeleImpress-outline7">
      <style:paragraph-properties fo:margin-left="0cm" fo:margin-right="0cm" fo:margin-top="0.097cm" fo:margin-bottom="0cm" fo:text-indent="0cm"/>
      <style:text-properties style:font-size-asian="20pt" style:font-size-complex="20pt"/>
    </style:style>
    <style:style style:name="modeleImpress-outline9" style:family="presentation" style:parent-style-name="modeleImpress-outline8">
      <style:paragraph-properties fo:margin-left="0cm" fo:margin-right="0cm" fo:margin-top="0.097cm" fo:margin-bottom="0cm" fo:text-indent="0cm"/>
      <style:text-properties style:font-size-asian="20pt" style:font-size-complex="20pt"/>
    </style:style>
    <style:style style:name="modeleImpress-subtitle" style:family="presentation">
      <style:graphic-properties draw:stroke="none" draw:fill="none" draw:textarea-vertical-align="middle">
        <text:list-style style:name="modeleImp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Impress-title" style:family="presentation">
      <style:graphic-properties draw:stroke="none" draw:fill="none" draw:textarea-vertical-align="middle">
        <text:list-style style:name="modeleImp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474747" style:text-outline="false" style:text-line-through-style="none" style:text-line-through-type="none" style:font-name="Calibri1" fo:font-family="Calibri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modeleImpress1-background" style:family="presentation">
      <style:graphic-properties draw:stroke="none" draw:fill="none"/>
      <style:text-properties style:letter-kerning="true"/>
    </style:style>
    <style:style style:name="modele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Impres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Impress1-outline1" style:family="presentation">
      <style:graphic-properties draw:stroke="none" draw:fill="none" draw:auto-grow-height="false" draw:fit-to-size="shrink-to-fit">
        <text:list-style style:name="modeleImpress1-outline1">
          <text:list-level-style-bullet text:level="1" text:bullet-char="●">
            <style:list-level-properties text:space-before="0.3cm" text:min-label-width="0.9cm"/>
            <style:text-properties fo:font-family="StarSymbol" fo:color="#e7501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7501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7501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7501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7501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7501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7501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7501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7501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7501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e7501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Impress1-outline2" style:family="presentation" style:parent-style-name="modeleImpress1-outline1">
      <style:paragraph-properties fo:margin-top="0.4cm" fo:margin-bottom="0cm"/>
      <style:text-properties fo:font-size="28pt" style:font-size-asian="28pt" style:font-size-complex="28pt"/>
    </style:style>
    <style:style style:name="modeleImpress1-outline3" style:family="presentation" style:parent-style-name="modeleImpress1-outline2">
      <style:paragraph-properties fo:margin-top="0.3cm" fo:margin-bottom="0cm"/>
      <style:text-properties fo:font-size="24pt" style:font-size-asian="24pt" style:font-size-complex="24pt"/>
    </style:style>
    <style:style style:name="modeleImpress1-outline4" style:family="presentation" style:parent-style-name="modeleImpress1-outline3">
      <style:paragraph-properties fo:margin-top="0.2cm" fo:margin-bottom="0cm"/>
      <style:text-properties fo:font-size="20pt" style:font-size-asian="20pt" style:font-size-complex="20pt"/>
    </style:style>
    <style:style style:name="modeleImpress1-outline5" style:family="presentation" style:parent-style-name="modeleImpress1-outline4">
      <style:paragraph-properties fo:margin-top="0.1cm" fo:margin-bottom="0cm"/>
      <style:text-properties fo:font-size="20pt" style:font-size-asian="20pt" style:font-size-complex="20pt"/>
    </style:style>
    <style:style style:name="modeleImpress1-outline6" style:family="presentation" style:parent-style-name="modeleImpress1-outline5">
      <style:paragraph-properties fo:margin-top="0.1cm" fo:margin-bottom="0cm"/>
      <style:text-properties fo:font-size="20pt" style:font-size-asian="20pt" style:font-size-complex="20pt"/>
    </style:style>
    <style:style style:name="modeleImpress1-outline7" style:family="presentation" style:parent-style-name="modeleImpress1-outline6">
      <style:paragraph-properties fo:margin-top="0.1cm" fo:margin-bottom="0cm"/>
      <style:text-properties fo:font-size="20pt" style:font-size-asian="20pt" style:font-size-complex="20pt"/>
    </style:style>
    <style:style style:name="modeleImpress1-outline8" style:family="presentation" style:parent-style-name="modeleImpress1-outline7">
      <style:paragraph-properties fo:margin-top="0.1cm" fo:margin-bottom="0cm"/>
      <style:text-properties fo:font-size="20pt" style:font-size-asian="20pt" style:font-size-complex="20pt"/>
    </style:style>
    <style:style style:name="modeleImpress1-outline9" style:family="presentation" style:parent-style-name="modeleImpress1-outline8">
      <style:paragraph-properties fo:margin-top="0.1cm" fo:margin-bottom="0cm"/>
      <style:text-properties fo:font-size="20pt" style:font-size-asian="20pt" style:font-size-complex="20pt"/>
    </style:style>
    <style:style style:name="modeleImpress1-subtitle" style:family="presentation">
      <style:graphic-properties draw:stroke="none" draw:fill="none" draw:textarea-vertical-align="middle">
        <text:list-style style:name="modele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Impress1-title" style:family="presentation">
      <style:graphic-properties draw:stroke="none" draw:fill="none" draw:textarea-vertical-align="middle">
        <text:list-style style:name="modele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e7501e" style:text-outline="false" style:text-line-through-style="none" style:text-line-through-type="none" style:font-name="Calibri3" fo:font-family="Calibri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Impress2-background" style:family="presentation">
      <style:graphic-properties draw:stroke="none" draw:fill="none"/>
      <style:text-properties style:letter-kerning="true"/>
    </style:style>
    <style:style style:name="modeleImpres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Impres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Impress2-outline1" style:family="presentation">
      <style:graphic-properties draw:stroke="none" draw:fill="none" draw:auto-grow-height="false" draw:fit-to-size="shrink-to-fit">
        <text:list-style style:name="modeleImpress2-outline1">
          <text:list-level-style-bullet text:level="1" text:bullet-char="●">
            <style:list-level-properties text:space-before="0.3cm" text:min-label-width="0.9cm"/>
            <style:text-properties fo:font-family="StarSymbol" fo:color="#e7501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7501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7501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7501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7501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7501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7501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7501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7501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7501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e7501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Impress2-outline2" style:family="presentation" style:parent-style-name="modeleImpress2-outline1">
      <style:paragraph-properties fo:margin-top="0.4cm" fo:margin-bottom="0cm"/>
      <style:text-properties fo:font-size="28pt" style:font-size-asian="28pt" style:font-size-complex="28pt"/>
    </style:style>
    <style:style style:name="modeleImpress2-outline3" style:family="presentation" style:parent-style-name="modeleImpress2-outline2">
      <style:paragraph-properties fo:margin-top="0.3cm" fo:margin-bottom="0cm"/>
      <style:text-properties fo:font-size="24pt" style:font-size-asian="24pt" style:font-size-complex="24pt"/>
    </style:style>
    <style:style style:name="modeleImpress2-outline4" style:family="presentation" style:parent-style-name="modeleImpress2-outline3">
      <style:paragraph-properties fo:margin-top="0.2cm" fo:margin-bottom="0cm"/>
      <style:text-properties fo:font-size="20pt" style:font-size-asian="20pt" style:font-size-complex="20pt"/>
    </style:style>
    <style:style style:name="modeleImpress2-outline5" style:family="presentation" style:parent-style-name="modeleImpress2-outline4">
      <style:paragraph-properties fo:margin-top="0.1cm" fo:margin-bottom="0cm"/>
      <style:text-properties fo:font-size="20pt" style:font-size-asian="20pt" style:font-size-complex="20pt"/>
    </style:style>
    <style:style style:name="modeleImpress2-outline6" style:family="presentation" style:parent-style-name="modeleImpress2-outline5">
      <style:paragraph-properties fo:margin-top="0.1cm" fo:margin-bottom="0cm"/>
      <style:text-properties fo:font-size="20pt" style:font-size-asian="20pt" style:font-size-complex="20pt"/>
    </style:style>
    <style:style style:name="modeleImpress2-outline7" style:family="presentation" style:parent-style-name="modeleImpress2-outline6">
      <style:paragraph-properties fo:margin-top="0.1cm" fo:margin-bottom="0cm"/>
      <style:text-properties fo:font-size="20pt" style:font-size-asian="20pt" style:font-size-complex="20pt"/>
    </style:style>
    <style:style style:name="modeleImpress2-outline8" style:family="presentation" style:parent-style-name="modeleImpress2-outline7">
      <style:paragraph-properties fo:margin-top="0.1cm" fo:margin-bottom="0cm"/>
      <style:text-properties fo:font-size="20pt" style:font-size-asian="20pt" style:font-size-complex="20pt"/>
    </style:style>
    <style:style style:name="modeleImpress2-outline9" style:family="presentation" style:parent-style-name="modeleImpress2-outline8">
      <style:paragraph-properties fo:margin-top="0.1cm" fo:margin-bottom="0cm"/>
      <style:text-properties fo:font-size="20pt" style:font-size-asian="20pt" style:font-size-complex="20pt"/>
    </style:style>
    <style:style style:name="modeleImpress2-subtitle" style:family="presentation">
      <style:graphic-properties draw:stroke="none" draw:fill="none" draw:textarea-vertical-align="middle">
        <text:list-style style:name="modeleImpres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Impress2-title" style:family="presentation">
      <style:graphic-properties draw:stroke="none" draw:fill="none" draw:textarea-vertical-align="middle">
        <text:list-style style:name="modeleImpres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Calibri3" fo:font-family="Calibri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Impress3-background" style:family="presentation">
      <style:graphic-properties draw:stroke="none" draw:fill="none"/>
      <style:text-properties style:letter-kerning="true"/>
    </style:style>
    <style:style style:name="modeleImpress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Impres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Impress3-outline1" style:family="presentation">
      <style:graphic-properties draw:stroke="none" draw:fill="none" draw:auto-grow-height="false" draw:fit-to-size="shrink-to-fit">
        <text:list-style style:name="modeleImpress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Impress3-outline2" style:family="presentation" style:parent-style-name="modeleImpress3-outline1">
      <style:paragraph-properties fo:margin-top="0.4cm" fo:margin-bottom="0cm"/>
      <style:text-properties fo:font-size="28pt" style:font-size-asian="28pt" style:font-size-complex="28pt"/>
    </style:style>
    <style:style style:name="modeleImpress3-outline3" style:family="presentation" style:parent-style-name="modeleImpress3-outline2">
      <style:paragraph-properties fo:margin-top="0.3cm" fo:margin-bottom="0cm"/>
      <style:text-properties fo:font-size="24pt" style:font-size-asian="24pt" style:font-size-complex="24pt"/>
    </style:style>
    <style:style style:name="modeleImpress3-outline4" style:family="presentation" style:parent-style-name="modeleImpress3-outline3">
      <style:paragraph-properties fo:margin-top="0.2cm" fo:margin-bottom="0cm"/>
      <style:text-properties fo:font-size="20pt" style:font-size-asian="20pt" style:font-size-complex="20pt"/>
    </style:style>
    <style:style style:name="modeleImpress3-outline5" style:family="presentation" style:parent-style-name="modeleImpress3-outline4">
      <style:paragraph-properties fo:margin-top="0.1cm" fo:margin-bottom="0cm"/>
      <style:text-properties fo:font-size="20pt" style:font-size-asian="20pt" style:font-size-complex="20pt"/>
    </style:style>
    <style:style style:name="modeleImpress3-outline6" style:family="presentation" style:parent-style-name="modeleImpress3-outline5">
      <style:paragraph-properties fo:margin-top="0.1cm" fo:margin-bottom="0cm"/>
      <style:text-properties fo:font-size="20pt" style:font-size-asian="20pt" style:font-size-complex="20pt"/>
    </style:style>
    <style:style style:name="modeleImpress3-outline7" style:family="presentation" style:parent-style-name="modeleImpress3-outline6">
      <style:paragraph-properties fo:margin-top="0.1cm" fo:margin-bottom="0cm"/>
      <style:text-properties fo:font-size="20pt" style:font-size-asian="20pt" style:font-size-complex="20pt"/>
    </style:style>
    <style:style style:name="modeleImpress3-outline8" style:family="presentation" style:parent-style-name="modeleImpress3-outline7">
      <style:paragraph-properties fo:margin-top="0.1cm" fo:margin-bottom="0cm"/>
      <style:text-properties fo:font-size="20pt" style:font-size-asian="20pt" style:font-size-complex="20pt"/>
    </style:style>
    <style:style style:name="modeleImpress3-outline9" style:family="presentation" style:parent-style-name="modeleImpress3-outline8">
      <style:paragraph-properties fo:margin-top="0.1cm" fo:margin-bottom="0cm"/>
      <style:text-properties fo:font-size="20pt" style:font-size-asian="20pt" style:font-size-complex="20pt"/>
    </style:style>
    <style:style style:name="modeleImpress3-subtitle" style:family="presentation">
      <style:graphic-properties draw:stroke="none" draw:fill="none" draw:textarea-vertical-align="middle">
        <text:list-style style:name="modeleImpres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Impress3-title" style:family="presentation">
      <style:graphic-properties draw:stroke="none" draw:fill="none" draw:textarea-vertical-align="middle">
        <text:list-style style:name="modeleImpres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58585a" style:text-outline="false" style:text-line-through-style="none" style:text-line-through-type="none" style:font-name="Calibri3" fo:font-family="Calibri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Impress4-background" style:family="presentation">
      <style:graphic-properties draw:stroke="none" draw:fill="none"/>
      <style:text-properties style:letter-kerning="true"/>
    </style:style>
    <style:style style:name="modeleImpress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Impress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Impress4-outline1" style:family="presentation">
      <style:graphic-properties draw:stroke="none" draw:fill="none" draw:auto-grow-height="false" draw:fit-to-size="shrink-to-fit">
        <text:list-style style:name="modeleImpress4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7501e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e7501e" fo:font-size="100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e7501e" fo:font-size="100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e7501e" fo:font-size="100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e7501e" fo:font-size="100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e7501e" fo:font-size="100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e7501e" fo:font-size="10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7501e" fo:font-size="10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7501e" fo:font-size="10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7501e" fo:font-size="100%"/>
          </text:list-level-style-bullet>
        </text:list-style>
      </style:graphic-properties>
      <style:paragraph-properties fo:margin-top="0.5cm" fo:margin-bottom="0cm" fo:text-align="start"/>
      <style:text-properties fo:font-variant="normal" fo:text-transform="none" fo:color="#4c5356" style:text-outline="false" style:text-line-through-style="none" style:text-line-through-type="none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Impress4-outline2" style:family="presentation" style:parent-style-name="modeleImpress4-outline1">
      <style:paragraph-properties fo:margin-left="0cm" fo:margin-right="0cm" fo:margin-top="0.4cm" fo:margin-bottom="0cm" fo:text-indent="0cm"/>
      <style:text-properties fo:color="#4c5356" style:font-name="Arial1" fo:font-family="Arial" style:font-family-generic="swiss" style:font-pitch="variable" fo:font-size="28pt" style:font-size-asian="28pt" style:font-size-complex="28pt"/>
    </style:style>
    <style:style style:name="modeleImpress4-outline3" style:family="presentation" style:parent-style-name="modeleImpress4-outline2">
      <style:paragraph-properties fo:margin-left="0cm" fo:margin-right="0cm" fo:margin-top="0.3cm" fo:margin-bottom="0cm" fo:text-indent="0cm"/>
      <style:text-properties fo:color="#4c5356" style:font-name="Arial1" fo:font-family="Arial" style:font-family-generic="swiss" style:font-pitch="variable" fo:font-size="24pt" style:font-size-asian="24pt" style:font-size-complex="24pt"/>
    </style:style>
    <style:style style:name="modeleImpress4-outline4" style:family="presentation" style:parent-style-name="modeleImpress4-outline3">
      <style:paragraph-properties fo:margin-top="0.2cm" fo:margin-bottom="0cm"/>
      <style:text-properties fo:color="#4c5356" style:font-name="Arial1" fo:font-family="Arial" style:font-family-generic="swiss" style:font-pitch="variable" fo:font-size="20pt" style:font-size-asian="20pt" style:font-size-complex="20pt"/>
    </style:style>
    <style:style style:name="modeleImpress4-outline5" style:family="presentation" style:parent-style-name="modeleImpress4-outline4">
      <style:paragraph-properties fo:margin-top="0.1cm" fo:margin-bottom="0cm"/>
      <style:text-properties fo:color="#4c5356" style:font-name="Arial1" fo:font-family="Arial" style:font-family-generic="swiss" style:font-pitch="variable" fo:font-size="20pt" style:font-size-asian="20pt" style:font-size-complex="20pt"/>
    </style:style>
    <style:style style:name="modeleImpress4-outline6" style:family="presentation" style:parent-style-name="modeleImpress4-outline5">
      <style:paragraph-properties fo:margin-top="0.1cm" fo:margin-bottom="0cm"/>
      <style:text-properties fo:color="#4c5356" style:font-name="Arial1" fo:font-family="Arial" style:font-family-generic="swiss" style:font-pitch="variable" fo:font-size="20pt" style:font-size-asian="20pt" style:font-size-complex="20pt"/>
    </style:style>
    <style:style style:name="modeleImpress4-outline7" style:family="presentation" style:parent-style-name="modeleImpress4-outline6">
      <style:paragraph-properties fo:margin-top="0.1cm" fo:margin-bottom="0cm"/>
      <style:text-properties fo:color="#4c5356" style:font-name="Arial1" fo:font-family="Arial" style:font-family-generic="swiss" style:font-pitch="variable" fo:font-size="20pt" style:font-size-asian="20pt" style:font-size-complex="20pt"/>
    </style:style>
    <style:style style:name="modeleImpress4-outline8" style:family="presentation" style:parent-style-name="modeleImpress4-outline7">
      <style:paragraph-properties fo:margin-top="0.1cm" fo:margin-bottom="0cm"/>
      <style:text-properties fo:font-size="20pt" style:font-size-asian="20pt" style:font-size-complex="20pt"/>
    </style:style>
    <style:style style:name="modeleImpress4-outline9" style:family="presentation" style:parent-style-name="modeleImpress4-outline8">
      <style:paragraph-properties fo:margin-top="0.1cm" fo:margin-bottom="0cm"/>
      <style:text-properties fo:font-size="20pt" style:font-size-asian="20pt" style:font-size-complex="20pt"/>
    </style:style>
    <style:style style:name="modeleImpress4-subtitle" style:family="presentation">
      <style:graphic-properties draw:stroke="none" draw:fill="none" draw:textarea-vertical-align="middle">
        <text:list-style style:name="modeleImpress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Impress4-title" style:family="presentation">
      <style:graphic-properties draw:stroke="none" draw:fill="none" draw:textarea-vertical-align="middle">
        <text:list-style style:name="modeleImpress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e7501e" style:text-outline="false" style:text-line-through-style="none" style:text-line-through-type="none" style:font-name="Calibri1" fo:font-family="Calibri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modeleImpress5-background" style:family="presentation">
      <style:graphic-properties draw:stroke="none" draw:fill="none"/>
      <style:text-properties style:letter-kerning="true"/>
    </style:style>
    <style:style style:name="modeleImpress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Impress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Impress5-outline1" style:family="presentation">
      <style:graphic-properties draw:stroke="none" draw:fill="none" draw:auto-grow-height="false" draw:fit-to-size="shrink-to-fit">
        <text:list-style style:name="modeleImpress5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Impress5-outline2" style:family="presentation" style:parent-style-name="modeleImpress5-outline1">
      <style:paragraph-properties fo:margin-top="0.4cm" fo:margin-bottom="0cm"/>
      <style:text-properties fo:font-size="28pt" style:font-size-asian="28pt" style:font-size-complex="28pt"/>
    </style:style>
    <style:style style:name="modeleImpress5-outline3" style:family="presentation" style:parent-style-name="modeleImpress5-outline2">
      <style:paragraph-properties fo:margin-top="0.3cm" fo:margin-bottom="0cm"/>
      <style:text-properties fo:font-size="24pt" style:font-size-asian="24pt" style:font-size-complex="24pt"/>
    </style:style>
    <style:style style:name="modeleImpress5-outline4" style:family="presentation" style:parent-style-name="modeleImpress5-outline3">
      <style:paragraph-properties fo:margin-top="0.2cm" fo:margin-bottom="0cm"/>
      <style:text-properties fo:font-size="20pt" style:font-size-asian="20pt" style:font-size-complex="20pt"/>
    </style:style>
    <style:style style:name="modeleImpress5-outline5" style:family="presentation" style:parent-style-name="modeleImpress5-outline4">
      <style:paragraph-properties fo:margin-top="0.1cm" fo:margin-bottom="0cm"/>
      <style:text-properties fo:font-size="20pt" style:font-size-asian="20pt" style:font-size-complex="20pt"/>
    </style:style>
    <style:style style:name="modeleImpress5-outline6" style:family="presentation" style:parent-style-name="modeleImpress5-outline5">
      <style:paragraph-properties fo:margin-top="0.1cm" fo:margin-bottom="0cm"/>
      <style:text-properties fo:font-size="20pt" style:font-size-asian="20pt" style:font-size-complex="20pt"/>
    </style:style>
    <style:style style:name="modeleImpress5-outline7" style:family="presentation" style:parent-style-name="modeleImpress5-outline6">
      <style:paragraph-properties fo:margin-top="0.1cm" fo:margin-bottom="0cm"/>
      <style:text-properties fo:font-size="20pt" style:font-size-asian="20pt" style:font-size-complex="20pt"/>
    </style:style>
    <style:style style:name="modeleImpress5-outline8" style:family="presentation" style:parent-style-name="modeleImpress5-outline7">
      <style:paragraph-properties fo:margin-top="0.1cm" fo:margin-bottom="0cm"/>
      <style:text-properties fo:font-size="20pt" style:font-size-asian="20pt" style:font-size-complex="20pt"/>
    </style:style>
    <style:style style:name="modeleImpress5-outline9" style:family="presentation" style:parent-style-name="modeleImpress5-outline8">
      <style:paragraph-properties fo:margin-top="0.1cm" fo:margin-bottom="0cm"/>
      <style:text-properties fo:font-size="20pt" style:font-size-asian="20pt" style:font-size-complex="20pt"/>
    </style:style>
    <style:style style:name="modeleImpress5-subtitle" style:family="presentation">
      <style:graphic-properties draw:stroke="none" draw:fill="none" draw:textarea-vertical-align="middle">
        <text:list-style style:name="modeleImpress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Impress5-title" style:family="presentation">
      <style:graphic-properties draw:stroke="none" draw:fill="none" draw:textarea-vertical-align="middle">
        <text:list-style style:name="modeleImpress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58585a" style:text-outline="false" style:text-line-through-style="none" style:text-line-through-type="none" style:font-name="Calibri3" fo:font-family="Calibri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Impress6-background" style:family="presentation">
      <style:graphic-properties draw:stroke="none" draw:fill="none"/>
      <style:text-properties style:letter-kerning="true"/>
    </style:style>
    <style:style style:name="modeleImpress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Impress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Impress6-outline1" style:family="presentation">
      <style:graphic-properties draw:stroke="none" draw:fill="none" draw:auto-grow-height="false" draw:fit-to-size="shrink-to-fit">
        <text:list-style style:name="modeleImpress6-outline1">
          <text:list-level-style-bullet text:level="1" text:bullet-char="●">
            <style:list-level-properties text:space-before="0.3cm" text:min-label-width="0.9cm"/>
            <style:text-properties fo:font-family="StarSymbol" fo:color="#b2b2b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b2b2b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b2b2b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b2b2b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b2b2b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b2b2b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b2b2b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b2b2b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b2b2b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b2b2b2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b2b2b2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Impress6-outline2" style:family="presentation" style:parent-style-name="modeleImpress6-outline1">
      <style:paragraph-properties fo:margin-top="0.4cm" fo:margin-bottom="0cm"/>
      <style:text-properties fo:color="#b2b2b2" fo:font-size="28pt" style:font-size-asian="28pt" style:font-size-complex="28pt"/>
    </style:style>
    <style:style style:name="modeleImpress6-outline3" style:family="presentation" style:parent-style-name="modeleImpress6-outline2">
      <style:paragraph-properties fo:margin-top="0.3cm" fo:margin-bottom="0cm"/>
      <style:text-properties fo:color="#b2b2b2" fo:font-size="24pt" style:font-size-asian="24pt" style:font-size-complex="24pt"/>
    </style:style>
    <style:style style:name="modeleImpress6-outline4" style:family="presentation" style:parent-style-name="modeleImpress6-outline3">
      <style:paragraph-properties fo:margin-top="0.2cm" fo:margin-bottom="0cm"/>
      <style:text-properties fo:color="#b2b2b2" fo:font-size="20pt" style:font-size-asian="20pt" style:font-size-complex="20pt"/>
    </style:style>
    <style:style style:name="modeleImpress6-outline5" style:family="presentation" style:parent-style-name="modeleImpress6-outline4">
      <style:paragraph-properties fo:margin-top="0.1cm" fo:margin-bottom="0cm"/>
      <style:text-properties fo:color="#b2b2b2" fo:font-size="20pt" style:font-size-asian="20pt" style:font-size-complex="20pt"/>
    </style:style>
    <style:style style:name="modeleImpress6-outline6" style:family="presentation" style:parent-style-name="modeleImpress6-outline5">
      <style:paragraph-properties fo:margin-top="0.1cm" fo:margin-bottom="0cm"/>
      <style:text-properties fo:color="#b2b2b2" fo:font-size="20pt" style:font-size-asian="20pt" style:font-size-complex="20pt"/>
    </style:style>
    <style:style style:name="modeleImpress6-outline7" style:family="presentation" style:parent-style-name="modeleImpress6-outline6">
      <style:paragraph-properties fo:margin-top="0.1cm" fo:margin-bottom="0cm"/>
      <style:text-properties fo:color="#b2b2b2" fo:font-size="20pt" style:font-size-asian="20pt" style:font-size-complex="20pt"/>
    </style:style>
    <style:style style:name="modeleImpress6-outline8" style:family="presentation" style:parent-style-name="modeleImpress6-outline7">
      <style:paragraph-properties fo:margin-top="0.1cm" fo:margin-bottom="0cm"/>
      <style:text-properties fo:font-size="20pt" style:font-size-asian="20pt" style:font-size-complex="20pt"/>
    </style:style>
    <style:style style:name="modeleImpress6-outline9" style:family="presentation" style:parent-style-name="modeleImpress6-outline8">
      <style:paragraph-properties fo:margin-top="0.1cm" fo:margin-bottom="0cm"/>
      <style:text-properties fo:font-size="20pt" style:font-size-asian="20pt" style:font-size-complex="20pt"/>
    </style:style>
    <style:style style:name="modeleImpress6-subtitle" style:family="presentation">
      <style:graphic-properties draw:stroke="none" draw:fill="none" draw:textarea-vertical-align="middle">
        <text:list-style style:name="modeleImpress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Impress6-title" style:family="presentation">
      <style:graphic-properties draw:stroke="none" draw:fill="none" draw:textarea-vertical-align="middle">
        <text:list-style style:name="modeleImpress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58585a" style:text-outline="false" style:text-line-through-style="none" style:text-line-through-type="none" style:font-name="Calibri3" fo:font-family="Calibri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Impress7-background" style:family="presentation">
      <style:graphic-properties draw:stroke="none" draw:fill="none"/>
      <style:text-properties style:letter-kerning="true"/>
    </style:style>
    <style:style style:name="modeleImpress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Impress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Impress7-outline1" style:family="presentation">
      <style:graphic-properties draw:stroke="none" draw:fill="none" draw:auto-grow-height="false" draw:fit-to-size="shrink-to-fit">
        <text:list-style style:name="modeleImpress7-outline1">
          <text:list-level-style-bullet text:level="1" text:bullet-char="●">
            <style:list-level-properties text:space-before="0.3cm" text:min-label-width="0.9cm"/>
            <style:text-properties fo:font-family="StarSymbol" fo:color="#e7501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7501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7501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7501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7501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7501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7501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7501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7501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7501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e7501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Impress7-outline2" style:family="presentation" style:parent-style-name="modeleImpress7-outline1">
      <style:paragraph-properties fo:margin-top="0.4cm" fo:margin-bottom="0cm"/>
      <style:text-properties fo:font-size="28pt" style:font-size-asian="28pt" style:font-size-complex="28pt"/>
    </style:style>
    <style:style style:name="modeleImpress7-outline3" style:family="presentation" style:parent-style-name="modeleImpress7-outline2">
      <style:paragraph-properties fo:margin-top="0.3cm" fo:margin-bottom="0cm"/>
      <style:text-properties fo:font-size="24pt" style:font-size-asian="24pt" style:font-size-complex="24pt"/>
    </style:style>
    <style:style style:name="modeleImpress7-outline4" style:family="presentation" style:parent-style-name="modeleImpress7-outline3">
      <style:paragraph-properties fo:margin-top="0.2cm" fo:margin-bottom="0cm"/>
      <style:text-properties fo:font-size="20pt" style:font-size-asian="20pt" style:font-size-complex="20pt"/>
    </style:style>
    <style:style style:name="modeleImpress7-outline5" style:family="presentation" style:parent-style-name="modeleImpress7-outline4">
      <style:paragraph-properties fo:margin-top="0.1cm" fo:margin-bottom="0cm"/>
      <style:text-properties fo:font-size="20pt" style:font-size-asian="20pt" style:font-size-complex="20pt"/>
    </style:style>
    <style:style style:name="modeleImpress7-outline6" style:family="presentation" style:parent-style-name="modeleImpress7-outline5">
      <style:paragraph-properties fo:margin-top="0.1cm" fo:margin-bottom="0cm"/>
      <style:text-properties fo:font-size="20pt" style:font-size-asian="20pt" style:font-size-complex="20pt"/>
    </style:style>
    <style:style style:name="modeleImpress7-outline7" style:family="presentation" style:parent-style-name="modeleImpress7-outline6">
      <style:paragraph-properties fo:margin-top="0.1cm" fo:margin-bottom="0cm"/>
      <style:text-properties fo:font-size="20pt" style:font-size-asian="20pt" style:font-size-complex="20pt"/>
    </style:style>
    <style:style style:name="modeleImpress7-outline8" style:family="presentation" style:parent-style-name="modeleImpress7-outline7">
      <style:paragraph-properties fo:margin-top="0.1cm" fo:margin-bottom="0cm"/>
      <style:text-properties fo:font-size="20pt" style:font-size-asian="20pt" style:font-size-complex="20pt"/>
    </style:style>
    <style:style style:name="modeleImpress7-outline9" style:family="presentation" style:parent-style-name="modeleImpress7-outline8">
      <style:paragraph-properties fo:margin-top="0.1cm" fo:margin-bottom="0cm"/>
      <style:text-properties fo:font-size="20pt" style:font-size-asian="20pt" style:font-size-complex="20pt"/>
    </style:style>
    <style:style style:name="modeleImpress7-subtitle" style:family="presentation">
      <style:graphic-properties draw:stroke="none" draw:fill="none" draw:textarea-vertical-align="middle">
        <text:list-style style:name="modeleImpress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Impress7-title" style:family="presentation">
      <style:graphic-properties draw:stroke="none" draw:fill="none" draw:textarea-vertical-align="middle">
        <text:list-style style:name="modeleImpress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Calibri3" fo:font-family="Calibri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Impress8-background" style:family="presentation">
      <style:graphic-properties draw:stroke="none" draw:fill="none"/>
      <style:text-properties style:letter-kerning="true"/>
    </style:style>
    <style:style style:name="modeleImpress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Impress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Impress8-outline1" style:family="presentation">
      <style:graphic-properties draw:stroke="none" draw:fill="none" draw:auto-grow-height="false" draw:fit-to-size="shrink-to-fit">
        <text:list-style style:name="modeleImpress8-outline1">
          <text:list-level-style-bullet text:level="1" text:bullet-char="●">
            <style:list-level-properties text:space-before="0.3cm" text:min-label-width="0.9cm"/>
            <style:text-properties fo:font-family="StarSymbol" fo:color="#e7501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7501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7501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7501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7501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7501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7501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7501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7501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7501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e7501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Impress8-outline2" style:family="presentation" style:parent-style-name="modeleImpress8-outline1">
      <style:paragraph-properties fo:margin-top="0.4cm" fo:margin-bottom="0cm"/>
      <style:text-properties fo:font-size="28pt" style:font-size-asian="28pt" style:font-size-complex="28pt"/>
    </style:style>
    <style:style style:name="modeleImpress8-outline3" style:family="presentation" style:parent-style-name="modeleImpress8-outline2">
      <style:paragraph-properties fo:margin-top="0.3cm" fo:margin-bottom="0cm"/>
      <style:text-properties fo:font-size="24pt" style:font-size-asian="24pt" style:font-size-complex="24pt"/>
    </style:style>
    <style:style style:name="modeleImpress8-outline4" style:family="presentation" style:parent-style-name="modeleImpress8-outline3">
      <style:paragraph-properties fo:margin-top="0.2cm" fo:margin-bottom="0cm"/>
      <style:text-properties fo:font-size="20pt" style:font-size-asian="20pt" style:font-size-complex="20pt"/>
    </style:style>
    <style:style style:name="modeleImpress8-outline5" style:family="presentation" style:parent-style-name="modeleImpress8-outline4">
      <style:paragraph-properties fo:margin-top="0.1cm" fo:margin-bottom="0cm"/>
      <style:text-properties fo:font-size="20pt" style:font-size-asian="20pt" style:font-size-complex="20pt"/>
    </style:style>
    <style:style style:name="modeleImpress8-outline6" style:family="presentation" style:parent-style-name="modeleImpress8-outline5">
      <style:paragraph-properties fo:margin-top="0.1cm" fo:margin-bottom="0cm"/>
      <style:text-properties fo:font-size="20pt" style:font-size-asian="20pt" style:font-size-complex="20pt"/>
    </style:style>
    <style:style style:name="modeleImpress8-outline7" style:family="presentation" style:parent-style-name="modeleImpress8-outline6">
      <style:paragraph-properties fo:margin-top="0.1cm" fo:margin-bottom="0cm"/>
      <style:text-properties fo:font-size="20pt" style:font-size-asian="20pt" style:font-size-complex="20pt"/>
    </style:style>
    <style:style style:name="modeleImpress8-outline8" style:family="presentation" style:parent-style-name="modeleImpress8-outline7">
      <style:paragraph-properties fo:margin-top="0.1cm" fo:margin-bottom="0cm"/>
      <style:text-properties fo:font-size="20pt" style:font-size-asian="20pt" style:font-size-complex="20pt"/>
    </style:style>
    <style:style style:name="modeleImpress8-outline9" style:family="presentation" style:parent-style-name="modeleImpress8-outline8">
      <style:paragraph-properties fo:margin-top="0.1cm" fo:margin-bottom="0cm"/>
      <style:text-properties fo:font-size="20pt" style:font-size-asian="20pt" style:font-size-complex="20pt"/>
    </style:style>
    <style:style style:name="modeleImpress8-subtitle" style:family="presentation">
      <style:graphic-properties draw:stroke="none" draw:fill="none" draw:textarea-vertical-align="middle">
        <text:list-style style:name="modeleImpress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Impress8-title" style:family="presentation">
      <style:graphic-properties draw:stroke="none" draw:fill="none" draw:textarea-vertical-align="middle">
        <text:list-style style:name="modeleImpress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e7501e" style:text-outline="false" style:text-line-through-style="none" style:text-line-through-type="none" style:font-name="Calibri1" fo:font-family="Calibri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8pt" style:font-style-asian="normal" style:font-weight-asian="bold" style:font-name-complex="Arial2" style:font-family-complex="Ari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fill="solid" draw:fill-color="#9ca4a8" draw:textarea-vertical-align="middle" draw:auto-grow-height="false" draw:fit-to-size="false" fo:min-height="20.75cm" fo:min-width="20.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fill="solid" draw:fill-color="#ec471a" draw:textarea-vertical-align="middle" draw:auto-grow-height="false" draw:fit-to-size="false" fo:min-height="5.34cm" fo:min-width="5.0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6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draw:fill="solid" draw:fill-color="#474747" draw:textarea-vertical-align="middle" draw:auto-grow-height="false" draw:fit-to-size="false" fo:min-height="5.34cm" fo:min-width="5.0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8" style:family="graphic" style:parent-style-name="standard">
      <style:graphic-properties draw:stroke="none" svg:stroke-width="0.026cm" draw:fill="solid" draw:fill-color="#ec471a" draw:textarea-vertical-align="middle" draw:auto-grow-height="false" draw:fit-to-size="false" fo:min-height="0.283cm" fo:min-width="0.03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9" style:family="graphic" style:parent-style-name="standard">
      <style:graphic-properties draw:stroke="none" svg:stroke-width="0.026cm" draw:fill="solid" draw:fill-color="#ffffff" draw:textarea-vertical-align="middle" draw:auto-grow-height="false" draw:fit-to-size="false" fo:min-height="18.832cm" fo:min-width="18.574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10" style:family="graphic" style:parent-style-name="standard">
      <style:graphic-properties draw:stroke="none" svg:stroke-width="0.026cm" draw:fill="solid" draw:fill-color="#474747" draw:textarea-vertical-align="middle" draw:auto-grow-height="false" draw:fit-to-size="false" fo:min-height="2.637cm" fo:min-width="2.38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11" style:family="graphic" style:parent-style-name="standard">
      <style:graphic-properties draw:stroke="none" svg:stroke-width="0.026cm" draw:fill="solid" draw:fill-color="#9ca4a8" draw:textarea-vertical-align="middle" draw:auto-grow-height="false" draw:fit-to-size="false" fo:min-height="2.637cm" fo:min-width="2.38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12" style:family="graphic" style:parent-style-name="standard">
      <style:graphic-properties draw:stroke="none" svg:stroke-width="0.026cm" draw:fill="solid" draw:fill-color="#9ca4a8" draw:textarea-vertical-align="middle" draw:auto-grow-height="false" draw:fit-to-size="false" fo:min-height="18.83cm" fo:min-width="18.5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13" style:family="graphic" style:parent-style-name="standard">
      <style:graphic-properties draw:stroke="none" svg:stroke-width="0.026cm" draw:fill="solid" draw:fill-color="#ec471a" draw:textarea-vertical-align="middle" draw:auto-grow-height="false" draw:fit-to-size="false" fo:min-height="2.637cm" fo:min-width="2.38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14" style:family="graphic" style:parent-style-name="standard">
      <style:graphic-properties draw:stroke="none" svg:stroke-width="0.026cm" draw:fill="solid" draw:fill-color="#ffffff" draw:textarea-vertical-align="middle" draw:auto-grow-height="false" draw:fit-to-size="false" fo:min-height="18.83cm" fo:min-width="18.5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modeleImpress-title">
      <style:graphic-properties draw:auto-grow-height="false" fo:min-height="3.507cm"/>
    </style:style>
    <style:style style:name="Mpr2" style:family="presentation" style:parent-style-name="modeleImpress-backgroundobjects">
      <style:graphic-properties draw:stroke="none" draw:fill="none" draw:fill-color="#ffffff" draw:auto-grow-height="false" fo:min-height="1.449cm"/>
    </style:style>
    <style:style style:name="Mpr3" style:family="presentation" style:parent-style-name="modele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modele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modele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modeleImpress1-backgroundobjects">
      <style:graphic-properties draw:stroke="none" draw:fill="none" draw:fill-color="#ffffff" draw:auto-grow-height="false" fo:min-height="1.485cm"/>
    </style:style>
    <style:style style:name="Mpr7" style:family="presentation" style:parent-style-name="modeleImpress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odeleImpress2-backgroundobjects">
      <style:graphic-properties draw:fill-color="#b2b2b2" draw:textarea-vertical-align="middle" draw:auto-grow-height="false" fo:min-height="21cm" fo:min-width="28cm"/>
    </style:style>
    <style:style style:name="Mpr9" style:family="presentation" style:parent-style-name="modeleImpress2-backgroundobjects">
      <style:graphic-properties draw:stroke="none" draw:fill="none" draw:fill-color="#ffffff" draw:auto-grow-height="false" fo:min-height="1.449cm"/>
    </style:style>
    <style:style style:name="Mpr10" style:family="presentation" style:parent-style-name="modeleImpress2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odeleImpress2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odeleImpress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modeleImpress3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odeleImpress3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odeleImpress4-outline1">
      <style:graphic-properties fo:min-height="12.18cm"/>
    </style:style>
    <style:style style:name="Mpr16" style:family="presentation" style:parent-style-name="modeleImpress4-backgroundobjects">
      <style:graphic-properties draw:stroke="none" draw:fill="none" draw:fill-color="#ffffff" draw:auto-grow-height="false" fo:min-height="1.001cm"/>
    </style:style>
    <style:style style:name="Mpr17" style:family="presentation" style:parent-style-name="modeleImpress4-backgroundobjects">
      <style:graphic-properties draw:stroke="none" draw:fill="none" draw:fill-color="#ffffff" draw:auto-grow-height="false" fo:min-height="1.449cm"/>
    </style:style>
    <style:style style:name="Mpr18" style:family="presentation" style:parent-style-name="modeleImpress4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odeleImpress4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modeleImpress5-backgroundobjects">
      <style:graphic-properties draw:fill-color="#474747" draw:textarea-vertical-align="middle" draw:auto-grow-height="false" fo:min-height="21cm" fo:min-width="28.187cm"/>
    </style:style>
    <style:style style:name="Mpr21" style:family="presentation" style:parent-style-name="modeleImpress5-backgroundobjects">
      <style:graphic-properties draw:stroke="none" draw:fill="none" draw:fill-color="#ffffff" draw:auto-grow-height="false" fo:min-height="1.449cm"/>
    </style:style>
    <style:style style:name="Mpr22" style:family="presentation" style:parent-style-name="modeleImpress5-backgroundobjects">
      <style:graphic-properties svg:stroke-width="0.071cm" svg:stroke-color="#ffffff" draw:marker-start-width="0.307cm" draw:marker-end-width="0.307cm" draw:fill="none" draw:textarea-vertical-align="middle" fo:padding-top="0.036cm" fo:padding-bottom="0.036cm" fo:padding-left="0.036cm" fo:padding-right="0.036cm"/>
    </style:style>
    <style:style style:name="Mpr23" style:family="presentation" style:parent-style-name="modeleImpress5-backgroundobjects">
      <style:graphic-properties svg:stroke-width="0.071cm" svg:stroke-color="#58585a" draw:marker-start-width="0.306cm" draw:marker-end-width="0.306cm" draw:fill="none" draw:textarea-vertical-align="middle" fo:padding-top="0.035cm" fo:padding-bottom="0.035cm" fo:padding-left="0.035cm" fo:padding-right="0.035cm"/>
    </style:style>
    <style:style style:name="Mpr24" style:family="presentation" style:parent-style-name="modeleImpress5-backgroundobjects">
      <style:graphic-properties draw:stroke="none" draw:fill="none" draw:fill-color="#ffffff" draw:auto-grow-height="false" fo:min-height="1.485cm"/>
    </style:style>
    <style:style style:name="Mpr25" style:family="presentation" style:parent-style-name="modeleImpress5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modeleImpress6-backgroundobjects">
      <style:graphic-properties draw:fill-color="#b2b2b2" draw:textarea-vertical-align="middle" draw:auto-grow-height="false" fo:min-height="21cm" fo:min-width="28.19cm"/>
    </style:style>
    <style:style style:name="Mpr27" style:family="presentation" style:parent-style-name="modeleImpress6-backgroundobjects">
      <style:graphic-properties svg:stroke-width="0.071cm" svg:stroke-color="#ffffff" draw:marker-start-width="0.307cm" draw:marker-end-width="0.307cm" draw:fill="none" draw:textarea-vertical-align="middle" fo:padding-top="0.036cm" fo:padding-bottom="0.036cm" fo:padding-left="0.036cm" fo:padding-right="0.036cm"/>
    </style:style>
    <style:style style:name="Mpr28" style:family="presentation" style:parent-style-name="modeleImpress6-backgroundobjects">
      <style:graphic-properties svg:stroke-width="0.071cm" svg:stroke-color="#b2b2b2" draw:marker-start-width="0.306cm" draw:marker-end-width="0.306cm" draw:fill="none" draw:textarea-vertical-align="middle" fo:padding-top="0.035cm" fo:padding-bottom="0.035cm" fo:padding-left="0.035cm" fo:padding-right="0.035cm"/>
    </style:style>
    <style:style style:name="Mpr29" style:family="presentation" style:parent-style-name="modeleImpress6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odeleImpress6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odeleImpress7-backgroundobjects">
      <style:graphic-properties draw:fill-color="#e7501e" draw:textarea-vertical-align="middle" draw:auto-grow-height="false" fo:min-height="21cm" fo:min-width="28.19cm"/>
    </style:style>
    <style:style style:name="Mpr32" style:family="presentation" style:parent-style-name="modeleImpress7-backgroundobjects">
      <style:graphic-properties draw:stroke="none" draw:fill="none" draw:fill-color="#ffffff" draw:auto-grow-height="false" fo:min-height="1.449cm"/>
    </style:style>
    <style:style style:name="Mpr33" style:family="presentation" style:parent-style-name="modeleImpress7-backgroundobjects">
      <style:graphic-properties svg:stroke-width="0.071cm" svg:stroke-color="#b2b2b2" draw:marker-start-width="0.307cm" draw:marker-end-width="0.307cm" draw:fill="none" draw:textarea-vertical-align="middle" fo:padding-top="0.036cm" fo:padding-bottom="0.036cm" fo:padding-left="0.036cm" fo:padding-right="0.036cm"/>
    </style:style>
    <style:style style:name="Mpr34" style:family="presentation" style:parent-style-name="modeleImpress7-backgroundobjects">
      <style:graphic-properties svg:stroke-width="0.071cm" svg:stroke-color="#ffffff" draw:marker-start-width="0.306cm" draw:marker-end-width="0.306cm" draw:fill="none" draw:textarea-vertical-align="middle" fo:padding-top="0.035cm" fo:padding-bottom="0.035cm" fo:padding-left="0.035cm" fo:padding-right="0.035cm"/>
    </style:style>
    <style:style style:name="Mpr35" style:family="presentation" style:parent-style-name="modeleImpress7-backgroundobjects">
      <style:graphic-properties draw:stroke="none" draw:fill="none" draw:fill-color="#ffffff" draw:auto-grow-height="false" fo:min-height="1.485cm"/>
    </style:style>
    <style:style style:name="Mpr36" style:family="presentation" style:parent-style-name="modeleImpress7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modeleImpress8-backgroundobjects">
      <style:graphic-properties draw:fill-color="#e7501e" draw:textarea-vertical-align="middle" draw:auto-grow-height="false" fo:min-height="21cm" fo:min-width="28.19cm"/>
    </style:style>
    <style:style style:name="Mpr38" style:family="presentation" style:parent-style-name="modeleImpress8-backgroundobjects">
      <style:graphic-properties draw:stroke="none" draw:fill="none" draw:fill-color="#ffffff" draw:auto-grow-height="false" fo:min-height="1.449cm"/>
    </style:style>
    <style:style style:name="Mpr39" style:family="presentation" style:parent-style-name="modeleImpress8-backgroundobjects">
      <style:graphic-properties svg:stroke-width="0.071cm" svg:stroke-color="#ffffff" draw:marker-start-width="0.307cm" draw:marker-end-width="0.307cm" draw:fill="none" draw:textarea-vertical-align="middle" fo:padding-top="0.036cm" fo:padding-bottom="0.036cm" fo:padding-left="0.036cm" fo:padding-right="0.036cm"/>
    </style:style>
    <style:style style:name="Mpr40" style:family="presentation" style:parent-style-name="modeleImpress8-backgroundobjects">
      <style:graphic-properties svg:stroke-width="0.071cm" svg:stroke-color="#e7501e" draw:marker-start-width="0.306cm" draw:marker-end-width="0.306cm" draw:fill="none" draw:textarea-vertical-align="middle" fo:padding-top="0.035cm" fo:padding-bottom="0.035cm" fo:padding-left="0.035cm" fo:padding-right="0.035cm"/>
    </style:style>
    <style:style style:name="Mpr41" style:family="presentation" style:parent-style-name="modeleImpress8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odeleImpress8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start"/>
      <style:text-properties fo:font-size="18pt"/>
    </style:style>
    <style:style style:name="MP7" style:family="paragraph">
      <style:paragraph-properties fo:margin-top="0.5cm" fo:margin-bottom="0cm"/>
    </style:style>
    <style:style style:name="MP8" style:family="paragraph">
      <style:paragraph-properties fo:margin-left="0cm" fo:margin-right="0cm" fo:margin-top="0.4cm" fo:margin-bottom="0cm" fo:text-indent="0cm"/>
    </style:style>
    <style:style style:name="MP9" style:family="paragraph">
      <style:paragraph-properties fo:margin-left="0cm" fo:margin-right="0cm" fo:margin-top="0.3cm" fo:margin-bottom="0cm" fo:text-indent="0cm"/>
    </style:style>
    <style:style style:name="MP10" style:family="paragraph">
      <style:paragraph-properties fo:margin-left="0cm" fo:margin-right="0cm" fo:margin-top="0.2cm" fo:margin-bottom="0cm" fo:text-indent="0cm"/>
    </style:style>
    <style:style style:name="MP11" style:family="paragraph">
      <style:paragraph-properties fo:margin-left="0cm" fo:margin-right="0cm" fo:margin-top="0.1cm" fo:margin-bottom="0cm" fo:text-indent="0cm"/>
    </style:style>
    <style:style style:name="MP12" style:family="paragraph">
      <style:paragraph-properties fo:text-align="center"/>
      <style:text-properties fo:color="#58585a" style:font-name="Calibri1" fo:font-size="12pt" style:font-size-asian="14pt" style:font-size-complex="14pt"/>
    </style:style>
    <style:style style:name="MP13" style:family="paragraph">
      <style:paragraph-properties fo:text-align="start"/>
      <style:text-properties fo:color="#e7501e" style:font-name="Calibri1" fo:font-size="14pt" style:font-size-asian="14pt" style:font-size-complex="14pt"/>
    </style:style>
    <style:style style:name="MP14" style:family="paragraph">
      <style:paragraph-properties fo:text-align="end"/>
      <style:text-properties fo:color="#e7501e" style:font-name="Calibri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c5356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4c5356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fo:font-variant="normal" fo:text-transform="none" fo:color="#4c5356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font-variant="normal" fo:text-transform="none" fo:color="#4c5356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T6" style:family="text">
      <style:text-properties fo:color="#58585a" style:font-name="Calibri1" fo:font-size="12pt" style:font-size-asian="14pt" style:font-size-complex="14pt"/>
    </style:style>
    <style:style style:name="MT7" style:family="text">
      <style:text-properties fo:color="#58585a" style:font-name="Calibri1" fo:font-size="16pt" fo:font-weight="bold" style:font-size-asian="16pt" style:font-weight-asian="bold" style:font-size-complex="16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fo:color="#e7501e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e7501e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e7501e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e7501e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e7501e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e7501e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e7501e" fo:font-size="10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7501e" fo:font-size="10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7501e" fo:font-size="10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7501e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odeleImpress" style:page-layout-name="PM1" draw:style-name="Mdp1">
      <office:forms form:automatic-focus="false" form:apply-design-mode="false"/>
      <draw:frame presentation:style-name="modeleImpress-outline1" draw:layer="backgroundobjects" svg:width="12.6cm" svg:height="3.4cm" svg:x="4cm" svg:y="0.4cm" presentation:class="outline" presentation:placeholder="true">
        <draw:text-box/>
      </draw:frame>
      <draw:custom-shape draw:name="Triangle rectangle 14" draw:style-name="Mgr3" draw:text-style-name="MP3" draw:layer="backgroundobjects" svg:width="21cm" svg:height="21cm" draw:transform="rotate (-3.14159265358979) translate (21cm 21cm)">
        <text:p/>
        <draw:enhanced-geometry draw:mirror-horizontal="true" draw:mirror-vertical="false" svg:viewBox="0 0 21001 21001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style-name="Mgr4" draw:text-style-name="MP4" draw:layer="backgroundobjects" svg:width="5.222cm" svg:height="5.224cm" svg:x="0cm" svg:y="0cm">
        <draw:image xlink:href="Pictures/200000080000146700001467AD6B9C530B56A67F.svm" xlink:type="simple" xlink:show="embed" xlink:actuate="onLoad">
          <text:p/>
        </draw:image>
      </draw:frame>
      <draw:frame presentation:style-name="Mpr1" draw:layer="backgroundobjects" svg:width="14.6cm" svg:height="5cm" svg:x="12cm" svg:y="10.7cm" presentation:class="title">
        <draw:text-box>
          <text:p>Cliquez pour éditer le format du texte-titre</text:p>
        </draw:text-box>
      </draw:frame>
      <draw:frame draw:style-name="Mgr4" draw:text-style-name="MP4" draw:layer="backgroundobjects" svg:width="5.638cm" svg:height="4.588cm" svg:x="2.29cm" svg:y="3.61cm">
        <draw:image xlink:href="Pictures/100002010000014D0000010F0682D5AF8E05BCDE.png" xlink:type="simple" xlink:show="embed" xlink:actuate="onLoad">
          <text:p/>
        </draw:image>
      </draw:frame>
      <draw:frame presentation:style-name="Mpr2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5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draw:style-name="Mgr4" draw:text-style-name="MP4" draw:layer="backgroundobjects" svg:width="5.587cm" svg:height="5.587cm" svg:x="22.413cm" svg:y="15.4cm">
        <draw:image xlink:href="Pictures/2000000800001B4C00001B4C173F2CCF25D42FC8.svm" xlink:type="simple" xlink:show="embed" xlink:actuate="onLoad">
          <text:p/>
        </draw:image>
      </draw:frame>
      <draw:frame draw:style-name="Mgr4" draw:text-style-name="MP4" draw:layer="backgroundobjects" svg:width="4.08cm" svg:height="2.014cm" svg:x="2.58cm" svg:y="9.1cm">
        <draw:image xlink:href="Pictures/10000201000000F100000077C15C9C6301B6D2DD.png" xlink:type="simple" xlink:show="embed" xlink:actuate="onLoad">
          <text:p/>
        </draw:image>
      </draw:frame>
      <presentation:notes style:page-layout-name="PM0">
        <draw:page-thumbnail presentation:style-name="modeleImpress-title" draw:layer="backgroundobjects" svg:width="14.848cm" svg:height="11.136cm" svg:x="3.075cm" svg:y="2.257cm" presentation:class="page"/>
        <draw:frame presentation:style-name="modele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odeleImpress1" style:page-layout-name="PM1" draw:style-name="Mdp1">
      <office:forms form:automatic-focus="false" form:apply-design-mode="false"/>
      <draw:frame presentation:style-name="modeleImpress1-outline1" draw:layer="backgroundobjects" svg:width="12cm" svg:height="4.286cm" svg:x="3.6cm" svg:y="0.114cm" presentation:class="outline" presentation:placeholder="true">
        <draw:text-box/>
      </draw:frame>
      <draw:custom-shape draw:name="Triangle rectangle 19" draw:style-name="Mgr5" draw:text-style-name="MP3" draw:layer="backgroundobjects" svg:width="5.59cm" svg:height="5.59cm" svg:x="22.41cm" svg:y="15.4cm">
        <text:p/>
        <draw:enhanced-geometry draw:mirror-horizontal="true" draw:mirror-vertical="false" svg:viewBox="0 0 5591 5591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presentation:style-name="modeleImpress1-title" draw:layer="backgroundobjects" svg:width="11.6cm" svg:height="3.506cm" svg:x="12.4cm" svg:y="9.994cm" presentation:class="titl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draw:style-name="Mgr4" draw:text-style-name="MP4" draw:layer="backgroundobjects" svg:width="21cm" svg:height="21cm" svg:x="-0.026cm" svg:y="0cm">
        <draw:image xlink:href="Pictures/10000201000002C0000002C060A59026E1051C31.png" xlink:type="simple" xlink:show="embed" xlink:actuate="onLoad">
          <text:p/>
        </draw:image>
      </draw:frame>
      <draw:frame draw:name="Image 21" draw:style-name="Mgr6" draw:text-style-name="MP6" draw:layer="backgroundobjects" svg:width="5.701cm" svg:height="4.646cm" svg:x="2.292cm" svg:y="3.611cm">
        <draw:image xlink:href="Pictures/1000020100000232000001CAB6D73823A7FA2951.png" xlink:type="simple" xlink:show="embed" xlink:actuate="onLoad">
          <text:p/>
        </draw:image>
      </draw:frame>
      <draw:frame draw:name="Image 13" draw:style-name="Mgr6" draw:text-style-name="MP6" draw:layer="backgroundobjects" svg:width="4.077cm" svg:height="2.016cm" svg:x="2.582cm" svg:y="9.098cm">
        <draw:image xlink:href="Pictures/1000020100000232000001163357168C0280C6CD.png" xlink:type="simple" xlink:show="embed" xlink:actuate="onLoad">
          <text:p/>
        </draw:image>
      </draw:frame>
      <draw:frame draw:style-name="Mgr4" draw:text-style-name="MP4" draw:layer="backgroundobjects" svg:width="5.222cm" svg:height="5.224cm" svg:x="0cm" svg:y="0cm">
        <draw:image xlink:href="Pictures/200000080000146700001467AD6B9C530B56A67F.svm" xlink:type="simple" xlink:show="embed" xlink:actuate="onLoad">
          <text:p/>
        </draw:image>
      </draw:frame>
      <presentation:notes style:page-layout-name="PM0">
        <draw:page-thumbnail presentation:style-name="modeleImpress1-title" draw:layer="backgroundobjects" svg:width="14.848cm" svg:height="11.136cm" svg:x="3.075cm" svg:y="2.257cm" presentation:class="page"/>
        <draw:frame presentation:style-name="modele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odeleImpress2" style:page-layout-name="PM1" draw:style-name="Mdp1">
      <office:forms form:automatic-focus="false" form:apply-design-mode="false"/>
      <draw:frame presentation:style-name="modeleImpress2-outline1" draw:layer="backgroundobjects" svg:width="10.6cm" svg:height="2.686cm" svg:x="5.6cm" svg:y="0.514cm" presentation:class="outline" presentation:placeholder="true">
        <draw:text-box/>
      </draw:frame>
      <draw:custom-shape presentation:style-name="Mpr8" draw:text-style-name="MP4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odeleImpress2-title" draw:layer="backgroundobjects" svg:width="15.8cm" svg:height="3.506cm" svg:x="10.9cm" svg:y="10.3cm" presentation:class="titl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4" draw:text-style-name="MP4" draw:layer="backgroundobjects" svg:width="21.026cm" svg:height="21.026cm" svg:x="-0.026cm" svg:y="0cm">
        <draw:image xlink:href="Pictures/10000201000002C0000002C060A59026E1051C31.png" xlink:type="simple" xlink:show="embed" xlink:actuate="onLoad">
          <text:p/>
        </draw:image>
      </draw:frame>
      <draw:frame draw:style-name="Mgr4" draw:text-style-name="MP4" draw:layer="backgroundobjects" svg:width="5.22cm" svg:height="5.22cm" svg:x="0cm" svg:y="0cm">
        <draw:image xlink:href="Pictures/20000008000014670000146798830C7116C1A8CE.svm" xlink:type="simple" xlink:show="embed" xlink:actuate="onLoad">
          <text:p/>
        </draw:image>
      </draw:frame>
      <draw:frame draw:name="Image 21" draw:style-name="Mgr6" draw:text-style-name="MP6" draw:layer="backgroundobjects" svg:width="5.701cm" svg:height="4.646cm" svg:x="2.293cm" svg:y="3.611cm">
        <draw:image xlink:href="Pictures/1000020100000232000001CAB6D73823A7FA2951.png" xlink:type="simple" xlink:show="embed" xlink:actuate="onLoad">
          <text:p/>
        </draw:image>
      </draw:frame>
      <draw:frame draw:name="Image 13" draw:style-name="Mgr6" draw:text-style-name="MP6" draw:layer="backgroundobjects" svg:width="4.077cm" svg:height="2.016cm" svg:x="2.582cm" svg:y="9.097cm">
        <draw:image xlink:href="Pictures/1000020100000232000001163357168C0280C6CD.png" xlink:type="simple" xlink:show="embed" xlink:actuate="onLoad">
          <text:p/>
        </draw:image>
      </draw:frame>
      <draw:custom-shape draw:name="Triangle rectangle 19" draw:style-name="Mgr5" draw:text-style-name="MP3" draw:layer="backgroundobjects" svg:width="5.59cm" svg:height="5.59cm" svg:x="22.41cm" svg:y="15.4cm">
        <text:p/>
        <draw:enhanced-geometry draw:mirror-horizontal="true" draw:mirror-vertical="false" svg:viewBox="0 0 5591 5591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presentation:notes style:page-layout-name="PM0">
        <draw:page-thumbnail presentation:style-name="modeleImpress2-title" draw:layer="backgroundobjects" svg:width="14.848cm" svg:height="11.136cm" svg:x="3.075cm" svg:y="2.257cm" presentation:class="page"/>
        <draw:frame presentation:style-name="modeleImpress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odeleImpress3" style:page-layout-name="PM1" draw:style-name="Mdp1">
      <office:forms form:automatic-focus="false" form:apply-design-mode="false"/>
      <draw:frame presentation:style-name="modeleImpress3-outline1" draw:layer="backgroundobjects" svg:width="10.2cm" svg:height="3.693cm" svg:x="7.4cm" svg:y="0.4cm" presentation:class="outline" presentation:placeholder="true">
        <draw:text-box/>
      </draw:frame>
      <draw:frame presentation:style-name="modeleImpress3-title" draw:layer="backgroundobjects" svg:width="15.8cm" svg:height="3.51cm" svg:x="10.9cm" svg:y="10.3cm" presentation:class="title" presentation:placeholder="true">
        <draw:text-box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4" draw:text-style-name="MP4" draw:layer="backgroundobjects" svg:width="21cm" svg:height="21cm" svg:x="0cm" svg:y="0cm">
        <draw:image xlink:href="Pictures/10000201000002C0000002C017DB2EB250BA4F8B.png" xlink:type="simple" xlink:show="embed" xlink:actuate="onLoad">
          <text:p/>
        </draw:image>
      </draw:frame>
      <draw:frame draw:style-name="Mgr4" draw:text-style-name="MP4" draw:layer="backgroundobjects" svg:width="5.222cm" svg:height="5.224cm" svg:x="0cm" svg:y="0cm">
        <draw:image xlink:href="Pictures/200000080000146700001467AD6B9C530B56A67F.svm" xlink:type="simple" xlink:show="embed" xlink:actuate="onLoad">
          <text:p/>
        </draw:image>
      </draw:frame>
      <draw:custom-shape draw:name="Triangle rectangle 19" draw:style-name="Mgr7" draw:text-style-name="MP3" draw:layer="backgroundobjects" svg:width="5.59cm" svg:height="5.59cm" svg:x="22.41cm" svg:y="15.4cm">
        <text:p/>
        <draw:enhanced-geometry draw:mirror-horizontal="true" draw:mirror-vertical="false" svg:viewBox="0 0 5591 5591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Image 4" draw:style-name="Mgr6" draw:text-style-name="MP6" draw:layer="backgroundobjects" svg:width="5.632cm" svg:height="4.59cm" svg:x="2.29cm" svg:y="3.61cm">
        <draw:image xlink:href="Pictures/1000020100000232000001CA812D0E7FC9B808B7.png" xlink:type="simple" xlink:show="embed" xlink:actuate="onLoad">
          <text:p/>
        </draw:image>
      </draw:frame>
      <draw:frame draw:name="Image 13" draw:style-name="Mgr6" draw:text-style-name="MP6" draw:layer="backgroundobjects" svg:width="4.077cm" svg:height="2.016cm" svg:x="2.582cm" svg:y="9.096cm">
        <draw:image xlink:href="Pictures/1000020100000232000001163357168C0280C6CD.png" xlink:type="simple" xlink:show="embed" xlink:actuate="onLoad">
          <text:p/>
        </draw:image>
      </draw:frame>
      <presentation:notes style:page-layout-name="PM0">
        <draw:page-thumbnail presentation:style-name="modeleImpress3-title" draw:layer="backgroundobjects" svg:width="14.848cm" svg:height="11.136cm" svg:x="3.075cm" svg:y="2.257cm" presentation:class="page"/>
        <draw:frame presentation:style-name="modeleImpress3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odeleImpress4" style:page-layout-name="PM1" draw:style-name="Mdp1">
      <office:forms form:automatic-focus="false" form:apply-design-mode="false"/>
      <draw:frame draw:style-name="Mgr4" draw:text-style-name="MP4" draw:layer="backgroundobjects" svg:width="5.387cm" svg:height="5.387cm" svg:x="22.6cm" svg:y="15.6cm">
        <draw:image xlink:href="Pictures/2000000800001B4C00001B4C173F2CCF25D42FC8.svm" xlink:type="simple" xlink:show="embed" xlink:actuate="onLoad">
          <text:p/>
        </draw:image>
      </draw:frame>
      <draw:frame draw:style-name="Mgr4" draw:text-style-name="MP4" draw:layer="backgroundobjects" svg:width="4.2cm" svg:height="4.2cm" svg:x="0cm" svg:y="0cm">
        <draw:image xlink:href="Pictures/20000008000014670000146798830C7116C1A8CE.svm" xlink:type="simple" xlink:show="embed" xlink:actuate="onLoad">
          <text:p/>
        </draw:image>
      </draw:frame>
      <draw:frame presentation:style-name="modeleImpress4-title" draw:layer="backgroundobjects" svg:width="24.2cm" svg:height="3.506cm" svg:x="2cm" svg:y="2.194cm" presentation:class="title" presentation:placeholder="true">
        <draw:text-box/>
      </draw:frame>
      <draw:frame presentation:style-name="Mpr15" draw:layer="backgroundobjects" svg:width="25.199cm" svg:height="11.693cm" svg:x="1.601cm" svg:y="6.6cm" presentation:class="outline">
        <draw:text-box>
          <text:list text:style-name="ML3">
            <text:list-item>
              <text:p text:style-name="MP7"><text:span text:style-name="MT2">Cliquez pour éditer le format du plan de texte</text:span></text:p>
              <text:list>
                <text:list-item>
                  <text:p text:style-name="MP8"><text:span text:style-name="MT3">Second niveau de plan</text:span></text:p>
                  <text:list>
                    <text:list-item>
                      <text:p text:style-name="MP9"><text:span text:style-name="MT4">Troisième niveau de plan</text:span></text:p>
                      <text:list>
                        <text:list-item>
                          <text:p text:style-name="MP10"><text:span text:style-name="MT5">Quatrième niveau de plan</text:span></text:p>
                          <text:list>
                            <text:list-item>
                              <text:p text:style-name="MP11"><text:span text:style-name="MT5">Cinquième niveau de plan</text:span></text:p>
                              <text:list>
                                <text:list-item>
                                  <text:p text:style-name="MP11"><text:span text:style-name="MT5">Sixième niveau de plan</text:span></text:p>
                                  <text:list>
                                    <text:list-item>
                                      <text:p text:style-name="MP11"><text:span text:style-name="MT5">Septième niveau de pla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" draw:layer="backgroundobjects" svg:width="4.3cm" svg:height="1cm" svg:x="18.4cm" svg:y="19.8cm" presentation:class="date-time">
        <draw:text-box>
          <text:p text:style-name="MP1"><presentation:date-time/></text:p>
        </draw:text-box>
      </draw:frame>
      <draw:frame presentation:style-name="Mpr17" draw:text-style-name="MP12" draw:layer="backgroundobjects" svg:width="11.2cm" svg:height="1cm" svg:x="5.8cm" svg:y="19.8cm" presentation:class="footer">
        <draw:text-box>
          <text:p text:style-name="MP12"><text:span text:style-name="MT6"><presentation:footer/></text:span></text:p>
        </draw:text-box>
      </draw:frame>
      <draw:frame presentation:style-name="Mpr17" draw:text-style-name="MP14" draw:layer="backgroundobjects" svg:width="8.2cm" svg:height="1cm" svg:x="2.6cm" svg:y="19.733cm" presentation:class="page-number">
        <draw:text-box>
          <text:p text:style-name="MP13"><text:span text:style-name="MT7"><text:page-number>&lt;numéro&gt;</text:page-number></text:span><text:span text:style-name="MT7">/</text:span><text:span text:style-name="MT7"><text:page-count>9</text:page-count></text:span></text:p>
        </draw:text-box>
      </draw:frame>
      <draw:frame draw:style-name="Mgr4" draw:text-style-name="MP4" draw:layer="backgroundobjects" svg:width="1.658cm" svg:height="1.353cm" svg:x="25.8cm" svg:y="18.847cm">
        <draw:image xlink:href="Pictures/1000020100000062000000504ED2FEB56C7C3C50.png" xlink:type="simple" xlink:show="embed" xlink:actuate="onLoad">
          <text:p/>
        </draw:image>
      </draw:frame>
      <draw:custom-shape draw:name="Triangle rectangle 7" draw:style-name="Mgr8" draw:text-style-name="MP3" draw:layer="backgroundobjects" svg:width="0.533cm" svg:height="0.533cm" svg:x="1.785cm" svg:y="19.667cm">
        <text:p/>
        <draw:enhanced-geometry draw:mirror-horizontal="true" draw:mirror-vertical="false" svg:viewBox="0 0 534 534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presentation:notes style:page-layout-name="PM0">
        <draw:page-thumbnail presentation:style-name="modeleImpress4-title" draw:layer="backgroundobjects" svg:width="0.001cm" svg:height="0.001cm" svg:x="0cm" svg:y="2.257cm" presentation:class="page"/>
        <draw:frame presentation:style-name="modeleImpress4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odeleImpress5" style:page-layout-name="PM1" draw:style-name="Mdp1">
      <draw:frame presentation:style-name="modeleImpress5-outline1" draw:layer="backgroundobjects" svg:width="11.599cm" svg:height="4.493cm" svg:x="7.8cm" svg:y="0.6cm" presentation:class="outline" presentation:placeholder="true">
        <draw:text-box/>
      </draw:frame>
      <draw:custom-shape presentation:style-name="Mpr20" draw:text-style-name="MP4" draw:layer="backgroundobjects" svg:width="28.187cm" svg:height="21cm" svg:x="0cm" svg:y="0cm">
        <text:p/>
        <draw:enhanced-geometry svg:viewBox="0 0 21600 21600" draw:type="rectangle" draw:enhanced-path="M 0 0 L 21600 0 21600 21600 0 21600 0 0 Z N"/>
      </draw:custom-shape>
      <draw:frame draw:name="Image 4" draw:style-name="Mgr6" draw:text-style-name="MP6" draw:layer="backgroundobjects" svg:width="7.437cm" svg:height="6.061cm" svg:x="3.39cm" svg:y="8.3cm">
        <draw:image xlink:href="Pictures/1000020100000232000001CA812D0E7FC9B808B7.png" xlink:type="simple" xlink:show="embed" xlink:actuate="onLoad">
          <text:p/>
        </draw:image>
      </draw:frame>
      <draw:custom-shape draw:name="Triangle rectangle 14" draw:style-name="Mgr9" draw:text-style-name="MP3" draw:layer="backgroundobjects" svg:width="19.074cm" svg:height="19.082cm" svg:x="9.084cm" svg:y="1.918cm">
        <text:p/>
        <draw:enhanced-geometry draw:mirror-horizontal="true" draw:mirror-vertical="false" svg:viewBox="0 0 19075 1908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presentation:style-name="modeleImpress5-title" draw:layer="backgroundobjects" svg:width="11.5cm" svg:height="3.5cm" svg:x="16cm" svg:y="14cm" presentation:class="title" presentation:placeholder="true">
        <draw:text-box/>
      </draw:frame>
      <draw:frame presentation:style-name="Mpr2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custom-shape draw:name="Triangle rectangle 16" draw:style-name="Mgr10" draw:text-style-name="MP3" draw:layer="backgroundobjects" svg:width="2.885cm" svg:height="2.887cm" svg:x="25.258cm" svg:y="18.1cm">
        <text:p/>
        <draw:enhanced-geometry draw:mirror-horizontal="true" draw:mirror-vertical="false" svg:viewBox="0 0 2886 2888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Image 13" draw:style-name="Mgr6" draw:text-style-name="MP6" draw:layer="backgroundobjects" svg:width="4.757cm" svg:height="2.353cm" svg:x="3.68cm" svg:y="15.26cm">
        <draw:image xlink:href="Pictures/1000020100000232000001163357168C0280C6CD.png" xlink:type="simple" xlink:show="embed" xlink:actuate="onLoad">
          <text:p/>
        </draw:image>
      </draw:frame>
      <draw:line presentation:style-name="Mpr22" draw:text-style-name="MP4" draw:layer="backgroundobjects" svg:x1="25.07cm" svg:y1="0cm" svg:x2="19.5cm" svg:y2="5.75cm">
        <text:p/>
      </draw:line>
      <draw:line presentation:style-name="Mpr23" draw:text-style-name="MP4" draw:layer="backgroundobjects" svg:x1="13.13cm" svg:y1="21.07cm" svg:x2="16.8cm" svg:y2="17.4cm">
        <text:p/>
      </draw:line>
      <draw:frame draw:style-name="Mgr4" draw:text-style-name="MP4" draw:layer="backgroundobjects" svg:width="8.492cm" svg:height="8.466cm" svg:x="0cm" svg:y="0cm">
        <draw:image xlink:href="Pictures/100002010000014100000140B969438BA1CB2969.png" xlink:type="simple" xlink:show="embed" xlink:actuate="onLoad">
          <text:p/>
        </draw:image>
      </draw:frame>
      <presentation:notes style:page-layout-name="PM0">
        <draw:page-thumbnail presentation:style-name="modeleImpress5-title" draw:layer="backgroundobjects" svg:width="14.848cm" svg:height="11.136cm" svg:x="3.075cm" svg:y="2.257cm" presentation:class="page"/>
        <draw:frame presentation:style-name="modeleImpress5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odeleImpress6" style:page-layout-name="PM1" draw:style-name="Mdp1">
      <draw:frame presentation:style-name="modeleImpress6-outline1" draw:layer="backgroundobjects" svg:width="10.799cm" svg:height="3.893cm" svg:x="9.401cm" svg:y="0.307cm" presentation:class="outline" presentation:placeholder="true">
        <draw:text-box/>
      </draw:frame>
      <draw:custom-shape presentation:style-name="Mpr26" draw:text-style-name="MP4" draw:layer="backgroundobjects" svg:width="28.19cm" svg:height="21cm" svg:x="0cm" svg:y="0cm">
        <text:p/>
        <draw:enhanced-geometry svg:viewBox="0 0 21600 21600" draw:type="rectangle" draw:enhanced-path="M 0 0 L 21600 0 21600 21600 0 21600 0 0 Z N"/>
      </draw:custom-shape>
      <draw:custom-shape draw:name="Triangle rectangle 14" draw:style-name="Mgr9" draw:text-style-name="MP3" draw:layer="backgroundobjects" svg:width="19.074cm" svg:height="19.082cm" svg:x="9.08cm" svg:y="1.92cm">
        <text:p/>
        <draw:enhanced-geometry draw:mirror-horizontal="true" draw:mirror-vertical="false" svg:viewBox="0 0 19075 1908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presentation:style-name="modeleImpress6-title" draw:layer="backgroundobjects" svg:width="11.5cm" svg:height="3.5cm" svg:x="16cm" svg:y="14cm" presentation:class="title" presentation:placeholder="true">
        <draw:text-box/>
      </draw:frame>
      <draw:custom-shape draw:name="Triangle rectangle 16" draw:style-name="Mgr11" draw:text-style-name="MP3" draw:layer="backgroundobjects" svg:width="2.885cm" svg:height="2.887cm" svg:x="25.263cm" svg:y="18.1cm">
        <text:p/>
        <draw:enhanced-geometry draw:mirror-horizontal="true" draw:mirror-vertical="false" svg:viewBox="0 0 2886 2888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Image 4" draw:style-name="Mgr6" draw:text-style-name="MP6" draw:layer="backgroundobjects" svg:width="7.437cm" svg:height="6.061cm" svg:x="3.39cm" svg:y="8.3cm">
        <draw:image xlink:href="Pictures/1000020100000232000001CA812D0E7FC9B808B7.png" xlink:type="simple" xlink:show="embed" xlink:actuate="onLoad">
          <text:p/>
        </draw:image>
      </draw:frame>
      <draw:frame draw:name="Image 13" draw:style-name="Mgr6" draw:text-style-name="MP6" draw:layer="backgroundobjects" svg:width="4.757cm" svg:height="2.353cm" svg:x="3.68cm" svg:y="15.26cm">
        <draw:image xlink:href="Pictures/1000020100000232000001163357168C0280C6CD.png" xlink:type="simple" xlink:show="embed" xlink:actuate="onLoad">
          <text:p/>
        </draw:image>
      </draw:frame>
      <draw:line presentation:style-name="Mpr27" draw:text-style-name="MP4" draw:layer="backgroundobjects" svg:x1="25.07cm" svg:y1="0cm" svg:x2="19.5cm" svg:y2="5.75cm">
        <text:p/>
      </draw:line>
      <draw:line presentation:style-name="Mpr28" draw:text-style-name="MP4" draw:layer="backgroundobjects" svg:x1="13.13cm" svg:y1="21.07cm" svg:x2="16.8cm" svg:y2="17.4cm">
        <text:p/>
      </draw:line>
      <draw:frame draw:style-name="Mgr4" draw:text-style-name="MP4" draw:layer="backgroundobjects" svg:width="8.492cm" svg:height="8.466cm" svg:x="0cm" svg:y="0cm">
        <draw:image xlink:href="Pictures/100002010000014100000140B969438BA1CB2969.png" xlink:type="simple" xlink:show="embed" xlink:actuate="onLoad">
          <text:p/>
        </draw:image>
      </draw:frame>
      <presentation:notes style:page-layout-name="PM0">
        <draw:page-thumbnail presentation:style-name="modeleImpress6-title" draw:layer="backgroundobjects" svg:width="0.001cm" svg:height="0.001cm" svg:x="0cm" svg:y="2.257cm" presentation:class="page"/>
        <draw:frame presentation:style-name="modeleImpress6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odeleImpress7" style:page-layout-name="PM1" draw:style-name="Mdp1">
      <draw:frame presentation:style-name="modeleImpress7-outline1" draw:layer="backgroundobjects" svg:width="14.799cm" svg:height="4.2cm" svg:x="8.201cm" svg:y="0.6cm" presentation:class="outline" presentation:placeholder="true">
        <draw:text-box/>
      </draw:frame>
      <draw:custom-shape presentation:style-name="Mpr31" draw:text-style-name="MP4" draw:layer="backgroundobjects" svg:width="28.19cm" svg:height="21cm" svg:x="0cm" svg:y="0cm">
        <text:p/>
        <draw:enhanced-geometry svg:viewBox="0 0 21600 21600" draw:type="rectangle" draw:enhanced-path="M 0 0 L 21600 0 21600 21600 0 21600 0 0 Z N"/>
      </draw:custom-shape>
      <draw:custom-shape draw:name="Triangle rectangle 14" draw:style-name="Mgr12" draw:text-style-name="MP3" draw:layer="backgroundobjects" svg:width="19.07cm" svg:height="19.08cm" svg:x="9.08cm" svg:y="1.92cm">
        <text:p/>
        <draw:enhanced-geometry draw:mirror-horizontal="true" draw:mirror-vertical="false" svg:viewBox="0 0 19071 19081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presentation:style-name="modeleImpress7-title" draw:layer="backgroundobjects" svg:width="11.5cm" svg:height="3.5cm" svg:x="16cm" svg:y="14cm" presentation:class="title" presentation:placeholder="true">
        <draw:text-box/>
      </draw:frame>
      <draw:frame presentation:style-name="Mpr3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2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custom-shape draw:name="Triangle rectangle 16" draw:style-name="Mgr13" draw:text-style-name="MP3" draw:layer="backgroundobjects" svg:width="2.885cm" svg:height="2.887cm" svg:x="25.263cm" svg:y="18.1cm">
        <text:p/>
        <draw:enhanced-geometry draw:mirror-horizontal="true" draw:mirror-vertical="false" svg:viewBox="0 0 2886 2888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Image 19" draw:style-name="Mgr6" draw:text-style-name="MP6" draw:layer="backgroundobjects" svg:width="7.437cm" svg:height="6.061cm" svg:x="3.393cm" svg:y="8.298cm">
        <draw:image xlink:href="Pictures/1000020100000232000001CAB6D73823A7FA2951.png" xlink:type="simple" xlink:show="embed" xlink:actuate="onLoad">
          <text:p/>
        </draw:image>
      </draw:frame>
      <draw:frame draw:name="Image 13" draw:style-name="Mgr6" draw:text-style-name="MP6" draw:layer="backgroundobjects" svg:width="4.757cm" svg:height="2.353cm" svg:x="3.684cm" svg:y="15.256cm">
        <draw:image xlink:href="Pictures/1000020100000232000001163357168C0280C6CD.png" xlink:type="simple" xlink:show="embed" xlink:actuate="onLoad">
          <text:p/>
        </draw:image>
      </draw:frame>
      <draw:line presentation:style-name="Mpr33" draw:text-style-name="MP4" draw:layer="backgroundobjects" svg:x1="25.07cm" svg:y1="0cm" svg:x2="19.5cm" svg:y2="5.75cm">
        <text:p/>
      </draw:line>
      <draw:line presentation:style-name="Mpr34" draw:text-style-name="MP4" draw:layer="backgroundobjects" svg:x1="13.13cm" svg:y1="21.07cm" svg:x2="16.8cm" svg:y2="17.4cm">
        <text:p/>
      </draw:line>
      <draw:frame draw:style-name="Mgr4" draw:text-style-name="MP4" draw:layer="backgroundobjects" svg:width="8.439cm" svg:height="8.439cm" svg:x="-0.039cm" svg:y="0cm">
        <draw:image xlink:href="Pictures/100002010000013F0000013F2D8D56748327CBA1.png" xlink:type="simple" xlink:show="embed" xlink:actuate="onLoad">
          <text:p/>
        </draw:image>
      </draw:frame>
      <presentation:notes style:page-layout-name="PM0">
        <draw:page-thumbnail presentation:style-name="modeleImpress7-title" draw:layer="backgroundobjects" svg:width="0.001cm" svg:height="0.001cm" svg:x="0cm" svg:y="2.257cm" presentation:class="page"/>
        <draw:frame presentation:style-name="modeleImpress7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odeleImpress8" style:page-layout-name="PM1" draw:style-name="Mdp1">
      <draw:frame presentation:style-name="modeleImpress8-outline1" draw:layer="backgroundobjects" svg:width="12.4cm" svg:height="3.686cm" svg:x="8.4cm" svg:y="0.4cm" presentation:class="outline" presentation:placeholder="true">
        <draw:text-box/>
      </draw:frame>
      <draw:custom-shape presentation:style-name="Mpr37" draw:text-style-name="MP4" draw:layer="backgroundobjects" svg:width="28.19cm" svg:height="21cm" svg:x="0cm" svg:y="0cm">
        <text:p/>
        <draw:enhanced-geometry svg:viewBox="0 0 21600 21600" draw:type="rectangle" draw:enhanced-path="M 0 0 L 21600 0 21600 21600 0 21600 0 0 Z N"/>
      </draw:custom-shape>
      <draw:custom-shape draw:name="Triangle rectangle 14" draw:style-name="Mgr14" draw:text-style-name="MP3" draw:layer="backgroundobjects" svg:width="19.07cm" svg:height="19.08cm" svg:x="9.08cm" svg:y="1.92cm">
        <text:p/>
        <draw:enhanced-geometry draw:mirror-horizontal="true" draw:mirror-vertical="false" svg:viewBox="0 0 19071 19081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presentation:style-name="modeleImpress8-title" draw:layer="backgroundobjects" svg:width="11.5cm" svg:height="3.5cm" svg:x="16cm" svg:y="14cm" presentation:class="title" presentation:placeholder="true">
        <draw:text-box/>
      </draw:frame>
      <draw:frame presentation:style-name="Mpr3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8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custom-shape draw:name="Triangle rectangle 16" draw:style-name="Mgr13" draw:text-style-name="MP3" draw:layer="backgroundobjects" svg:width="2.885cm" svg:height="2.887cm" svg:x="25.263cm" svg:y="18.1cm">
        <text:p/>
        <draw:enhanced-geometry draw:mirror-horizontal="true" draw:mirror-vertical="false" svg:viewBox="0 0 2886 2888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Image 19" draw:style-name="Mgr6" draw:text-style-name="MP6" draw:layer="backgroundobjects" svg:width="7.437cm" svg:height="6.061cm" svg:x="3.394cm" svg:y="8.299cm">
        <draw:image xlink:href="Pictures/1000020100000232000001CAB6D73823A7FA2951.png" xlink:type="simple" xlink:show="embed" xlink:actuate="onLoad">
          <text:p/>
        </draw:image>
      </draw:frame>
      <draw:frame draw:name="Image 13" draw:style-name="Mgr6" draw:text-style-name="MP6" draw:layer="backgroundobjects" svg:width="4.757cm" svg:height="2.353cm" svg:x="3.685cm" svg:y="15.257cm">
        <draw:image xlink:href="Pictures/1000020100000232000001163357168C0280C6CD.png" xlink:type="simple" xlink:show="embed" xlink:actuate="onLoad">
          <text:p/>
        </draw:image>
      </draw:frame>
      <draw:line presentation:style-name="Mpr39" draw:text-style-name="MP4" draw:layer="backgroundobjects" svg:x1="25.07cm" svg:y1="0cm" svg:x2="19.5cm" svg:y2="5.75cm">
        <text:p/>
      </draw:line>
      <draw:line presentation:style-name="Mpr40" draw:text-style-name="MP4" draw:layer="backgroundobjects" svg:x1="13.13cm" svg:y1="21.07cm" svg:x2="16.8cm" svg:y2="17.4cm">
        <text:p/>
      </draw:line>
      <draw:frame draw:style-name="Mgr4" draw:text-style-name="MP4" draw:layer="backgroundobjects" svg:width="8.492cm" svg:height="8.466cm" svg:x="0cm" svg:y="0cm">
        <draw:image xlink:href="Pictures/100002010000014100000140B969438BA1CB2969.png" xlink:type="simple" xlink:show="embed" xlink:actuate="onLoad">
          <text:p/>
        </draw:image>
      </draw:frame>
      <presentation:notes style:page-layout-name="PM0">
        <draw:page-thumbnail presentation:style-name="modeleImpress8-title" draw:layer="backgroundobjects" svg:width="0.001cm" svg:height="0.001cm" svg:x="0cm" svg:y="2.257cm" presentation:class="page"/>
        <draw:frame presentation:style-name="modeleImpress8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1T18:17:50.437199415</meta:creation-date>
    <meta:editing-duration>PT1M17S</meta:editing-duration>
    <meta:editing-cycles>3</meta:editing-cycles>
    <meta:generator>LibreOffice/4.3.3.2$Linux_X86_64 LibreOffice_project/430m0$Build-2</meta:generator>
    <meta:initial-creator>sylvie Laffont</meta:initial-creator>
    <dc:date>2016-10-11T18:19:07.515405788</dc:date>
    <dc:creator>sylvie Laffont</dc:creator>
    <meta:document-statistic meta:object-count="186"/>
  </office:meta>
</office:document-meta>
</file>